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29.21mm"/>
    </style:style>
    <style:style style:name="co8" style:family="table-column">
      <style:table-column-properties fo:break-before="auto" style:column-width="79.3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pi_towerWithFanBlow21C" table:style-name="ta1">
        <table:shapes>
          <draw:frame draw:z-index="0" draw:style-name="gr1" draw:text-style-name="P1" svg:width="159.99mm" svg:height="89.99mm" svg:x="94.9mm" svg:y="1mm">
            <loext:p draw:notify-on-update-of-ranges="rpi_towerWithFanBlow21C.B1:rpi_towerWithFanBlow21C.B2 rpi_towerWithFanBlow21C.B3:rpi_towerWithFanBlow21C.B1108 rpi_towerWithFanBlow21C.E1:rpi_towerWithFanBlow21C.E2 rpi_towerWithFanBlow21C.E3:rpi_towerWithFanBlow21C.E110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CPU Clock</text:p>
          </table:table-cell>
          <table:table-cell office:value-type="string" calcext:value-type="string">
            <text:p><text:s text:c="4"/>ore</text:p>
          </table:table-cell>
          <table:table-cell office:value-type="string" calcext:value-type="string">
            <text:p><text:s text:c="4"/>H264</text:p>
          </table:table-cell>
          <table:table-cell office:value-type="string" calcext:value-type="string">
            <text:p><text:s/>ore Te</text:p>
          </table:table-cell>
          <table:table-cell office:value-type="string" calcext:value-type="string">
            <text:p>CPU Temp</text:p>
          </table:table-cell>
          <table:table-cell office:value-type="string" calcext:value-type="string">
            <text:p><text:s/>IRQ/s</text:p>
          </table:table-cell>
          <table:table-cell office:value-type="string" calcext:value-type="string">
            <text:p><text:s text:c="4"/>RX B/s</text:p>
          </table:table-cell>
          <table:table-cell office:value-type="string" calcext:value-type="string">
            <text:p><text:s/>TX B/s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0:02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33.59" calcext:value-type="float">
            <text:p>33,59</text:p>
          </table:table-cell>
          <table:table-cell office:value-type="float" office:value="2.79" calcext:value-type="float">
            <text:p>2,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0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1.64" calcext:value-type="float">
            <text:p>31,64</text:p>
          </table:table-cell>
          <table:table-cell office:value-type="float" office:value="33.59" calcext:value-type="float">
            <text:p>33,59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0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33.59" calcext:value-type="float">
            <text:p>33,59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0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1.64" calcext:value-type="float">
            <text:p>31,64</text:p>
          </table:table-cell>
          <table:table-cell office:value-type="float" office:value="33.59" calcext:value-type="float">
            <text:p>33,59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1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33.59" calcext:value-type="float">
            <text:p>33,59</text:p>
          </table:table-cell>
          <table:table-cell office:value-type="float" office:value="199" calcext:value-type="float">
            <text:p>19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33.59" calcext:value-type="float">
            <text:p>33,59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0:02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.05" calcext:value-type="float">
            <text:p>35,05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35.05" calcext:value-type="float">
            <text:p>35,05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.05" calcext:value-type="float">
            <text:p>35,05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.54" calcext:value-type="float">
            <text:p>35,54</text:p>
          </table:table-cell>
          <table:table-cell office:value-type="float" office:value="178" calcext:value-type="float">
            <text:p>1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.02" calcext:value-type="float">
            <text:p>36,02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36.02" calcext:value-type="float">
            <text:p>36,02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.51" calcext:value-type="float">
            <text:p>36,51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.51" calcext:value-type="float">
            <text:p>36,51</text:p>
          </table:table-cell>
          <table:table-cell office:value-type="float" office:value="172" calcext:value-type="float">
            <text:p>1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36.51" calcext:value-type="float">
            <text:p>36,51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float" office:value="36.51" calcext:value-type="float">
            <text:p>36,51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.51" calcext:value-type="float">
            <text:p>36,51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86" calcext:value-type="float">
            <text:p>18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.48" calcext:value-type="float">
            <text:p>37,48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.48" calcext:value-type="float">
            <text:p>37,48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.46" calcext:value-type="float">
            <text:p>38,46</text:p>
          </table:table-cell>
          <table:table-cell office:value-type="float" office:value="233" calcext:value-type="float">
            <text:p>2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38.46" calcext:value-type="float">
            <text:p>38,46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38.46" calcext:value-type="float">
            <text:p>38,46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5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38.46" calcext:value-type="float">
            <text:p>38,46</text:p>
          </table:table-cell>
          <table:table-cell office:value-type="float" office:value="166" calcext:value-type="float">
            <text:p>1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.46" calcext:value-type="float">
            <text:p>38,46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2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.46" calcext:value-type="float">
            <text:p>38,46</text:p>
          </table:table-cell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38.46" calcext:value-type="float">
            <text:p>38,46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.46" calcext:value-type="float">
            <text:p>38,46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0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38.46" calcext:value-type="float">
            <text:p>38,46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0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.95" calcext:value-type="float">
            <text:p>38,95</text:p>
          </table:table-cell>
          <table:table-cell office:value-type="float" office:value="158" calcext:value-type="float">
            <text:p>15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38.95" calcext:value-type="float">
            <text:p>38,95</text:p>
          </table:table-cell>
          <table:table-cell office:value-type="float" office:value="202" calcext:value-type="float">
            <text:p>20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38.95" calcext:value-type="float">
            <text:p>38,95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8.95" calcext:value-type="float">
            <text:p>38,95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38.95" calcext:value-type="float">
            <text:p>38,95</text:p>
          </table:table-cell>
          <table:table-cell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38.95" calcext:value-type="float">
            <text:p>38,95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38.95" calcext:value-type="float">
            <text:p>38,95</text:p>
          </table:table-cell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.95" calcext:value-type="float">
            <text:p>38,95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38.95" calcext:value-type="float">
            <text:p>38,95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8.95" calcext:value-type="float">
            <text:p>38,95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.43" calcext:value-type="float">
            <text:p>39,43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39.43" calcext:value-type="float">
            <text:p>39,43</text:p>
          </table:table-cell>
          <table:table-cell office:value-type="float" office:value="267" calcext:value-type="float">
            <text:p>2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43" calcext:value-type="float">
            <text:p>39,43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39.43" calcext:value-type="float">
            <text:p>39,43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39.43" calcext:value-type="float">
            <text:p>39,43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39.43" calcext:value-type="float">
            <text:p>39,43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39.43" calcext:value-type="float">
            <text:p>39,43</text:p>
          </table:table-cell>
          <table:table-cell office:value-type="float" office:value="201" calcext:value-type="float">
            <text:p>20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43" calcext:value-type="float">
            <text:p>39,43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39.43" calcext:value-type="float">
            <text:p>39,43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39.43" calcext:value-type="float">
            <text:p>39,43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.43" calcext:value-type="float">
            <text:p>39,43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43" calcext:value-type="float">
            <text:p>39,43</text:p>
          </table:table-cell>
          <table:table-cell office:value-type="float" office:value="199" calcext:value-type="float">
            <text:p>19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39.43" calcext:value-type="float">
            <text:p>39,43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43" calcext:value-type="float">
            <text:p>39,43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39.43" calcext:value-type="float">
            <text:p>39,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3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43" calcext:value-type="float">
            <text:p>39,43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43" calcext:value-type="float">
            <text:p>39,43</text:p>
          </table:table-cell>
          <table:table-cell office:value-type="float" office:value="189" calcext:value-type="float">
            <text:p>18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43" calcext:value-type="float">
            <text:p>39,43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0:04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39.43" calcext:value-type="float">
            <text:p>39,43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43" calcext:value-type="float">
            <text:p>39,43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43" calcext:value-type="float">
            <text:p>39,43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43" calcext:value-type="float">
            <text:p>39,43</text:p>
          </table:table-cell>
          <table:table-cell office:value-type="float" office:value="277" calcext:value-type="float">
            <text:p>2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1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39.43" calcext:value-type="float">
            <text:p>39,43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43" calcext:value-type="float">
            <text:p>39,43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43" calcext:value-type="float">
            <text:p>39,43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.43" calcext:value-type="float">
            <text:p>39,43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39.43" calcext:value-type="float">
            <text:p>39,43</text:p>
          </table:table-cell>
          <table:table-cell office:value-type="float" office:value="204" calcext:value-type="float">
            <text:p>20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43" calcext:value-type="float">
            <text:p>39,43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43" calcext:value-type="float">
            <text:p>39,43</text:p>
          </table:table-cell>
          <table:table-cell office:value-type="float" office:value="212" calcext:value-type="float">
            <text:p>212</text:p>
          </table:table-cell>
          <table:table-cell office:value-type="float" office:value="199" calcext:value-type="float">
            <text:p>19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10:04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39.43" calcext:value-type="float">
            <text:p>39,43</text:p>
          </table:table-cell>
          <table:table-cell office:value-type="float" office:value="149" calcext:value-type="float">
            <text:p>149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0:04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39.43" calcext:value-type="float">
            <text:p>39,43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43" calcext:value-type="float">
            <text:p>39,43</text:p>
          </table:table-cell>
          <table:table-cell office:value-type="float" office:value="195" calcext:value-type="float">
            <text:p>195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.92" calcext:value-type="float">
            <text:p>39,92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39.92" calcext:value-type="float">
            <text:p>39,92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39.92" calcext:value-type="float">
            <text:p>39,92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92" calcext:value-type="float">
            <text:p>39,92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39.92" calcext:value-type="float">
            <text:p>39,92</text:p>
          </table:table-cell>
          <table:table-cell office:value-type="float" office:value="194" calcext:value-type="float">
            <text:p>19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39.92" calcext:value-type="float">
            <text:p>39,92</text:p>
          </table:table-cell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39.92" calcext:value-type="float">
            <text:p>39,92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39.92" calcext:value-type="float">
            <text:p>39,92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92" calcext:value-type="float">
            <text:p>39,92</text:p>
          </table:table-cell>
          <table:table-cell office:value-type="float" office:value="172" calcext:value-type="float">
            <text:p>1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39.92" calcext:value-type="float">
            <text:p>39,92</text:p>
          </table:table-cell>
          <table:table-cell office:value-type="float" office:value="210" calcext:value-type="float">
            <text:p>2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39.92" calcext:value-type="float">
            <text:p>39,92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5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39.92" calcext:value-type="float">
            <text:p>39,92</text:p>
          </table:table-cell>
          <table:table-cell office:value-type="float" office:value="166" calcext:value-type="float">
            <text:p>1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39.92" calcext:value-type="float">
            <text:p>39,92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4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39.92" calcext:value-type="float">
            <text:p>39,92</text:p>
          </table:table-cell>
          <table:table-cell office:value-type="float" office:value="194" calcext:value-type="float">
            <text:p>19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92" calcext:value-type="float">
            <text:p>39,92</text:p>
          </table:table-cell>
          <table:table-cell office:value-type="float" office:value="266" calcext:value-type="float">
            <text:p>2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39.92" calcext:value-type="float">
            <text:p>39,92</text:p>
          </table:table-cell>
          <table:table-cell office:value-type="float" office:value="160" calcext:value-type="float">
            <text:p>16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0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39.92" calcext:value-type="float">
            <text:p>39,92</text:p>
          </table:table-cell>
          <table:table-cell office:value-type="float" office:value="172" calcext:value-type="float">
            <text:p>1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92" calcext:value-type="float">
            <text:p>39,92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39.92" calcext:value-type="float">
            <text:p>39,92</text:p>
          </table:table-cell>
          <table:table-cell office:value-type="float" office:value="196" calcext:value-type="float">
            <text:p>19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39.92" calcext:value-type="float">
            <text:p>39,92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92" calcext:value-type="float">
            <text:p>39,92</text:p>
          </table:table-cell>
          <table:table-cell office:value-type="float" office:value="165" calcext:value-type="float">
            <text:p>16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92" calcext:value-type="float">
            <text:p>39,92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39.92" calcext:value-type="float">
            <text:p>39,9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39.92" calcext:value-type="float">
            <text:p>39,92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39.92" calcext:value-type="float">
            <text:p>39,92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39.92" calcext:value-type="float">
            <text:p>39,92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39.92" calcext:value-type="float">
            <text:p>39,92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39.92" calcext:value-type="float">
            <text:p>39,92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39.92" calcext:value-type="float">
            <text:p>39,92</text:p>
          </table:table-cell>
          <table:table-cell office:value-type="float" office:value="196" calcext:value-type="float">
            <text:p>19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39.92" calcext:value-type="float">
            <text:p>39,92</text:p>
          </table:table-cell>
          <table:table-cell office:value-type="float" office:value="253" calcext:value-type="float">
            <text:p>2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.92" calcext:value-type="float">
            <text:p>39,9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92" calcext:value-type="float">
            <text:p>39,92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39.92" calcext:value-type="float">
            <text:p>39,92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39.92" calcext:value-type="float">
            <text:p>39,92</text:p>
          </table:table-cell>
          <table:table-cell office:value-type="float" office:value="190" calcext:value-type="float">
            <text:p>19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92" calcext:value-type="float">
            <text:p>39,92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39.92" calcext:value-type="float">
            <text:p>39,92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.92" calcext:value-type="float">
            <text:p>39,92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39.92" calcext:value-type="float">
            <text:p>39,92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39.92" calcext:value-type="float">
            <text:p>39,92</text:p>
          </table:table-cell>
          <table:table-cell office:value-type="float" office:value="190" calcext:value-type="float">
            <text:p>19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39.92" calcext:value-type="float">
            <text:p>39,92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.41" calcext:value-type="float">
            <text:p>40,41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41" calcext:value-type="float">
            <text:p>40,41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5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40.41" calcext:value-type="float">
            <text:p>40,41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41" calcext:value-type="float">
            <text:p>40,41</text:p>
          </table:table-cell>
          <table:table-cell office:value-type="float" office:value="189" calcext:value-type="float">
            <text:p>18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40.41" calcext:value-type="float">
            <text:p>40,41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41" calcext:value-type="float">
            <text:p>40,41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40.41" calcext:value-type="float">
            <text:p>40,41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41" calcext:value-type="float">
            <text:p>40,41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40.41" calcext:value-type="float">
            <text:p>40,41</text:p>
          </table:table-cell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1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41" calcext:value-type="float">
            <text:p>40,41</text:p>
          </table:table-cell>
          <table:table-cell office:value-type="float" office:value="226" calcext:value-type="float">
            <text:p>2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41" calcext:value-type="float">
            <text:p>40,41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40.41" calcext:value-type="float">
            <text:p>40,41</text:p>
          </table:table-cell>
          <table:table-cell office:value-type="float" office:value="166" calcext:value-type="float">
            <text:p>1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41" calcext:value-type="float">
            <text:p>40,41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41" calcext:value-type="float">
            <text:p>40,41</text:p>
          </table:table-cell>
          <table:table-cell office:value-type="float" office:value="190" calcext:value-type="float">
            <text:p>19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40.41" calcext:value-type="float">
            <text:p>40,41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41" calcext:value-type="float">
            <text:p>40,41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0:06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40.41" calcext:value-type="float">
            <text:p>40,41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41" calcext:value-type="float">
            <text:p>40,41</text:p>
          </table:table-cell>
          <table:table-cell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41" calcext:value-type="float">
            <text:p>40,41</text:p>
          </table:table-cell>
          <table:table-cell office:value-type="float" office:value="197" calcext:value-type="float">
            <text:p>197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0:06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41" calcext:value-type="float">
            <text:p>40,41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40.41" calcext:value-type="float">
            <text:p>40,41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.41" calcext:value-type="float">
            <text:p>40,41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41" calcext:value-type="float">
            <text:p>40,41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40.41" calcext:value-type="float">
            <text:p>40,41</text:p>
          </table:table-cell>
          <table:table-cell office:value-type="float" office:value="190" calcext:value-type="float">
            <text:p>19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41" calcext:value-type="float">
            <text:p>40,41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40.41" calcext:value-type="float">
            <text:p>40,41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40.41" calcext:value-type="float">
            <text:p>40,41</text:p>
          </table:table-cell>
          <table:table-cell office:value-type="float" office:value="165" calcext:value-type="float">
            <text:p>16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40.41" calcext:value-type="float">
            <text:p>40,41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41" calcext:value-type="float">
            <text:p>40,4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40.41" calcext:value-type="float">
            <text:p>40,41</text:p>
          </table:table-cell>
          <table:table-cell office:value-type="float" office:value="192" calcext:value-type="float">
            <text:p>19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5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41" calcext:value-type="float">
            <text:p>40,41</text:p>
          </table:table-cell>
          <table:table-cell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41" calcext:value-type="float">
            <text:p>40,41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6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41" calcext:value-type="float">
            <text:p>40,41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40.41" calcext:value-type="float">
            <text:p>40,41</text:p>
          </table:table-cell>
          <table:table-cell office:value-type="float" office:value="187" calcext:value-type="float">
            <text:p>18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41" calcext:value-type="float">
            <text:p>40,41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40.41" calcext:value-type="float">
            <text:p>40,41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41" calcext:value-type="float">
            <text:p>40,41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41" calcext:value-type="float">
            <text:p>40,41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41" calcext:value-type="float">
            <text:p>40,41</text:p>
          </table:table-cell>
          <table:table-cell office:value-type="float" office:value="182" calcext:value-type="float">
            <text:p>18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41" calcext:value-type="float">
            <text:p>40,41</text:p>
          </table:table-cell>
          <table:table-cell office:value-type="float" office:value="176" calcext:value-type="float">
            <text:p>17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.89" calcext:value-type="float">
            <text:p>40,89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89" calcext:value-type="float">
            <text:p>40,89</text:p>
          </table:table-cell>
          <table:table-cell office:value-type="float" office:value="165" calcext:value-type="float">
            <text:p>16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40.89" calcext:value-type="float">
            <text:p>40,89</text:p>
          </table:table-cell>
          <table:table-cell office:value-type="float" office:value="176" calcext:value-type="float">
            <text:p>1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40.89" calcext:value-type="float">
            <text:p>40,89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89" calcext:value-type="float">
            <text:p>40,89</text:p>
          </table:table-cell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89" calcext:value-type="float">
            <text:p>40,89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40.89" calcext:value-type="float">
            <text:p>40,89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89" calcext:value-type="float">
            <text:p>40,89</text:p>
          </table:table-cell>
          <table:table-cell office:value-type="float" office:value="195" calcext:value-type="float">
            <text:p>19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40.89" calcext:value-type="float">
            <text:p>40,89</text:p>
          </table:table-cell>
          <table:table-cell office:value-type="float" office:value="208" calcext:value-type="float">
            <text:p>20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89" calcext:value-type="float">
            <text:p>40,89</text:p>
          </table:table-cell>
          <table:table-cell office:value-type="float" office:value="175" calcext:value-type="float">
            <text:p>1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40.89" calcext:value-type="float">
            <text:p>40,89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40.89" calcext:value-type="float">
            <text:p>40,89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89" calcext:value-type="float">
            <text:p>40,89</text:p>
          </table:table-cell>
          <table:table-cell office:value-type="float" office:value="187" calcext:value-type="float">
            <text:p>18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89" calcext:value-type="float">
            <text:p>40,89</text:p>
          </table:table-cell>
          <table:table-cell office:value-type="float" office:value="167" calcext:value-type="float">
            <text:p>1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89" calcext:value-type="float">
            <text:p>40,89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40.89" calcext:value-type="float">
            <text:p>40,89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89" calcext:value-type="float">
            <text:p>40,89</text:p>
          </table:table-cell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89" calcext:value-type="float">
            <text:p>40,89</text:p>
          </table:table-cell>
          <table:table-cell office:value-type="float" office:value="190" calcext:value-type="float">
            <text:p>19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40.89" calcext:value-type="float">
            <text:p>40,89</text:p>
          </table:table-cell>
          <table:table-cell office:value-type="float" office:value="167" calcext:value-type="float">
            <text:p>1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89" calcext:value-type="float">
            <text:p>40,8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89" calcext:value-type="float">
            <text:p>40,89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7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40.89" calcext:value-type="float">
            <text:p>40,89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40.89" calcext:value-type="float">
            <text:p>40,89</text:p>
          </table:table-cell>
          <table:table-cell office:value-type="float" office:value="196" calcext:value-type="float">
            <text:p>19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89" calcext:value-type="float">
            <text:p>40,89</text:p>
          </table:table-cell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0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89" calcext:value-type="float">
            <text:p>40,89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0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89" calcext:value-type="float">
            <text:p>40,89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89" calcext:value-type="float">
            <text:p>40,89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89" calcext:value-type="float">
            <text:p>40,89</text:p>
          </table:table-cell>
          <table:table-cell office:value-type="float" office:value="193" calcext:value-type="float">
            <text:p>19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1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89" calcext:value-type="float">
            <text:p>40,89</text:p>
          </table:table-cell>
          <table:table-cell office:value-type="float" office:value="223" calcext:value-type="float">
            <text:p>22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89" calcext:value-type="float">
            <text:p>40,89</text:p>
          </table:table-cell>
          <table:table-cell office:value-type="float" office:value="155" calcext:value-type="float">
            <text:p>15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89" calcext:value-type="float">
            <text:p>40,89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89" calcext:value-type="float">
            <text:p>40,89</text:p>
          </table:table-cell>
          <table:table-cell office:value-type="float" office:value="167" calcext:value-type="float">
            <text:p>1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89" calcext:value-type="float">
            <text:p>40,89</text:p>
          </table:table-cell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89" calcext:value-type="float">
            <text:p>40,89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89" calcext:value-type="float">
            <text:p>40,89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89" calcext:value-type="float">
            <text:p>40,89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40.89" calcext:value-type="float">
            <text:p>40,89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89" calcext:value-type="float">
            <text:p>40,89</text:p>
          </table:table-cell>
          <table:table-cell office:value-type="float" office:value="194" calcext:value-type="float">
            <text:p>19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40.89" calcext:value-type="float">
            <text:p>40,89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89" calcext:value-type="float">
            <text:p>40,89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89" calcext:value-type="float">
            <text:p>40,89</text:p>
          </table:table-cell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89" calcext:value-type="float">
            <text:p>40,89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40.89" calcext:value-type="float">
            <text:p>40,89</text:p>
          </table:table-cell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40.89" calcext:value-type="float">
            <text:p>40,89</text:p>
          </table:table-cell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89" calcext:value-type="float">
            <text:p>40,89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40.89" calcext:value-type="float">
            <text:p>40,89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40.89" calcext:value-type="float">
            <text:p>40,89</text:p>
          </table:table-cell>
          <table:table-cell office:value-type="float" office:value="166" calcext:value-type="float">
            <text:p>16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89" calcext:value-type="float">
            <text:p>40,89</text:p>
          </table:table-cell>
          <table:table-cell office:value-type="float" office:value="190" calcext:value-type="float">
            <text:p>19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89" calcext:value-type="float">
            <text:p>40,89</text:p>
          </table:table-cell>
          <table:table-cell office:value-type="float" office:value="207" calcext:value-type="float">
            <text:p>20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89" calcext:value-type="float">
            <text:p>40,89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8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89" calcext:value-type="float">
            <text:p>40,89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40.89" calcext:value-type="float">
            <text:p>40,89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89" calcext:value-type="float">
            <text:p>40,89</text:p>
          </table:table-cell>
          <table:table-cell office:value-type="float" office:value="186" calcext:value-type="float">
            <text:p>18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89" calcext:value-type="float">
            <text:p>40,8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40.89" calcext:value-type="float">
            <text:p>40,89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89" calcext:value-type="float">
            <text:p>40,89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89" calcext:value-type="float">
            <text:p>40,89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40.89" calcext:value-type="float">
            <text:p>40,89</text:p>
          </table:table-cell>
          <table:table-cell office:value-type="float" office:value="189" calcext:value-type="float">
            <text:p>189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10:09:1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40.89" calcext:value-type="float">
            <text:p>40,89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1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40.89" calcext:value-type="float">
            <text:p>40,89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1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float" office:value="40.89" calcext:value-type="float">
            <text:p>40,8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0:09:2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40.89" calcext:value-type="float">
            <text:p>40,89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2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40.89" calcext:value-type="float">
            <text:p>40,89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2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40.89" calcext:value-type="float">
            <text:p>40,89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2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40.89" calcext:value-type="float">
            <text:p>40,89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2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float" office:value="40.89" calcext:value-type="float">
            <text:p>40,89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30</text:p>
          </table:table-cell>
          <table:table-cell office:value-type="float" office:value="700" calcext:value-type="float">
            <text:p>7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40.89" calcext:value-type="float">
            <text:p>40,89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3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40.89" calcext:value-type="float">
            <text:p>40,89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3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40.89" calcext:value-type="float">
            <text:p>40,89</text:p>
          </table:table-cell>
          <table:table-cell office:value-type="float" office:value="136" calcext:value-type="float">
            <text:p>13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3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0.89" calcext:value-type="float">
            <text:p>40,89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3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40.89" calcext:value-type="float">
            <text:p>40,89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4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40.89" calcext:value-type="float">
            <text:p>40,89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4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40.89" calcext:value-type="float">
            <text:p>40,89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4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float" office:value="40.89" calcext:value-type="float">
            <text:p>40,89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4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0.89" calcext:value-type="float">
            <text:p>40,89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4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40.89" calcext:value-type="float">
            <text:p>40,89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51</text:p>
          </table:table-cell>
          <table:table-cell office:value-type="float" office:value="900" calcext:value-type="float">
            <text:p>9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0.89" calcext:value-type="float">
            <text:p>40,89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5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0.89" calcext:value-type="float">
            <text:p>40,89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5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40.89" calcext:value-type="float">
            <text:p>40,89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5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0.89" calcext:value-type="float">
            <text:p>40,89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09:5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40.89" calcext:value-type="float">
            <text:p>40,89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0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40.89" calcext:value-type="float">
            <text:p>40,89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0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40.89" calcext:value-type="float">
            <text:p>40,89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0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40.89" calcext:value-type="float">
            <text:p>40,89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0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0.89" calcext:value-type="float">
            <text:p>40,89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1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0.89" calcext:value-type="float">
            <text:p>40,89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1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0.89" calcext:value-type="float">
            <text:p>40,89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1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40.89" calcext:value-type="float">
            <text:p>40,89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1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40.89" calcext:value-type="float">
            <text:p>40,89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1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0.89" calcext:value-type="float">
            <text:p>40,89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2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0.89" calcext:value-type="float">
            <text:p>40,89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2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40.89" calcext:value-type="float">
            <text:p>40,89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2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0.89" calcext:value-type="float">
            <text:p>40,89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2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0.89" calcext:value-type="float">
            <text:p>40,89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2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40.89" calcext:value-type="float">
            <text:p>40,89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3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0.89" calcext:value-type="float">
            <text:p>40,89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3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0.89" calcext:value-type="float">
            <text:p>40,89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3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0.89" calcext:value-type="float">
            <text:p>40,89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3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0.89" calcext:value-type="float">
            <text:p>40,89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3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0.89" calcext:value-type="float">
            <text:p>40,89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4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0.89" calcext:value-type="float">
            <text:p>40,89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4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40.89" calcext:value-type="float">
            <text:p>40,89</text:p>
          </table:table-cell>
          <table:table-cell office:value-type="float" office:value="121" calcext:value-type="float">
            <text:p>12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4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0.89" calcext:value-type="float">
            <text:p>40,89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4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0.89" calcext:value-type="float">
            <text:p>40,89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4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0.89" calcext:value-type="float">
            <text:p>40,89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51</text:p>
          </table:table-cell>
          <table:table-cell office:value-type="float" office:value="600" calcext:value-type="float">
            <text:p>600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0.89" calcext:value-type="float">
            <text:p>40,89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5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40.89" calcext:value-type="float">
            <text:p>40,89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5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13" calcext:value-type="float">
            <text:p>32,13</text:p>
          </table:table-cell>
          <table:table-cell office:value-type="float" office:value="40.89" calcext:value-type="float">
            <text:p>40,89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5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0.89" calcext:value-type="float">
            <text:p>40,89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0:5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1.64" calcext:value-type="float">
            <text:p>31,64</text:p>
          </table:table-cell>
          <table:table-cell office:value-type="float" office:value="40.89" calcext:value-type="float">
            <text:p>40,89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0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40.89" calcext:value-type="float">
            <text:p>40,89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0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0.89" calcext:value-type="float">
            <text:p>40,89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0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40.89" calcext:value-type="float">
            <text:p>40,89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0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40.89" calcext:value-type="float">
            <text:p>40,89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0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0.89" calcext:value-type="float">
            <text:p>40,89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1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0.89" calcext:value-type="float">
            <text:p>40,89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1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0.89" calcext:value-type="float">
            <text:p>40,89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1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0.89" calcext:value-type="float">
            <text:p>40,89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1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40.89" calcext:value-type="float">
            <text:p>40,89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2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0.89" calcext:value-type="float">
            <text:p>40,89</text:p>
          </table:table-cell>
          <table:table-cell office:value-type="float" office:value="137" calcext:value-type="float">
            <text:p>137</text:p>
          </table:table-cell>
          <table:table-cell office:value-type="float" office:value="154" calcext:value-type="float">
            <text:p>15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10:11:2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0.89" calcext:value-type="float">
            <text:p>40,89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0:11:24</text:p>
          </table:table-cell>
          <table:table-cell office:value-type="float" office:value="600" calcext:value-type="float">
            <text:p>6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0.89" calcext:value-type="float">
            <text:p>40,89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2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0.89" calcext:value-type="float">
            <text:p>40,89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2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0.89" calcext:value-type="float">
            <text:p>40,89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3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40.89" calcext:value-type="float">
            <text:p>40,89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3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0.89" calcext:value-type="float">
            <text:p>40,89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3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40.89" calcext:value-type="float">
            <text:p>40,89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3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0.89" calcext:value-type="float">
            <text:p>40,89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3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0.89" calcext:value-type="float">
            <text:p>40,89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4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40.89" calcext:value-type="float">
            <text:p>40,89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4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0.89" calcext:value-type="float">
            <text:p>40,89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45</text:p>
          </table:table-cell>
          <table:table-cell office:value-type="float" office:value="600" calcext:value-type="float">
            <text:p>60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40.89" calcext:value-type="float">
            <text:p>40,89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4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40.89" calcext:value-type="float">
            <text:p>40,89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4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0.89" calcext:value-type="float">
            <text:p>40,89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5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40.89" calcext:value-type="float">
            <text:p>40,89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5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0.89" calcext:value-type="float">
            <text:p>40,89</text:p>
          </table:table-cell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5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13" calcext:value-type="float">
            <text:p>32,13</text:p>
          </table:table-cell>
          <table:table-cell office:value-type="float" office:value="40.89" calcext:value-type="float">
            <text:p>40,89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5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13" calcext:value-type="float">
            <text:p>32,13</text:p>
          </table:table-cell>
          <table:table-cell office:value-type="float" office:value="40.89" calcext:value-type="float">
            <text:p>40,89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1:5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13" calcext:value-type="float">
            <text:p>32,13</text:p>
          </table:table-cell>
          <table:table-cell office:value-type="float" office:value="40.89" calcext:value-type="float">
            <text:p>40,89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0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40.89" calcext:value-type="float">
            <text:p>40,89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0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13" calcext:value-type="float">
            <text:p>32,13</text:p>
          </table:table-cell>
          <table:table-cell office:value-type="float" office:value="40.89" calcext:value-type="float">
            <text:p>40,89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05</text:p>
          </table:table-cell>
          <table:table-cell office:value-type="float" office:value="600" calcext:value-type="float">
            <text:p>60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2.13" calcext:value-type="float">
            <text:p>32,13</text:p>
          </table:table-cell>
          <table:table-cell office:value-type="float" office:value="40.89" calcext:value-type="float">
            <text:p>40,89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0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40.89" calcext:value-type="float">
            <text:p>40,89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0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40.89" calcext:value-type="float">
            <text:p>40,89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1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13" calcext:value-type="float">
            <text:p>32,13</text:p>
          </table:table-cell>
          <table:table-cell office:value-type="float" office:value="40.89" calcext:value-type="float">
            <text:p>40,89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1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float" office:value="40.89" calcext:value-type="float">
            <text:p>40,89</text:p>
          </table:table-cell>
          <table:table-cell office:value-type="float" office:value="282" calcext:value-type="float">
            <text:p>282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10:12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40.89" calcext:value-type="float">
            <text:p>40,89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40.89" calcext:value-type="float">
            <text:p>40,89</text:p>
          </table:table-cell>
          <table:table-cell office:value-type="float" office:value="247" calcext:value-type="float">
            <text:p>247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0:12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89" calcext:value-type="float">
            <text:p>40,89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0.89" calcext:value-type="float">
            <text:p>40,89</text:p>
          </table:table-cell>
          <table:table-cell office:value-type="float" office:value="269" calcext:value-type="float">
            <text:p>2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40.89" calcext:value-type="float">
            <text:p>40,89</text:p>
          </table:table-cell>
          <table:table-cell office:value-type="float" office:value="242" calcext:value-type="float">
            <text:p>24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40.89" calcext:value-type="float">
            <text:p>40,89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40.89" calcext:value-type="float">
            <text:p>40,89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40.89" calcext:value-type="float">
            <text:p>40,89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.89" calcext:value-type="float">
            <text:p>40,89</text:p>
          </table:table-cell>
          <table:table-cell office:value-type="float" office:value="274" calcext:value-type="float">
            <text:p>2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40.89" calcext:value-type="float">
            <text:p>40,89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.89" calcext:value-type="float">
            <text:p>40,89</text:p>
          </table:table-cell>
          <table:table-cell office:value-type="float" office:value="253" calcext:value-type="float">
            <text:p>2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.87" calcext:value-type="float">
            <text:p>41,87</text:p>
          </table:table-cell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.87" calcext:value-type="float">
            <text:p>41,87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float" office:value="41.87" calcext:value-type="float">
            <text:p>41,87</text:p>
          </table:table-cell>
          <table:table-cell office:value-type="float" office:value="278" calcext:value-type="float">
            <text:p>2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.87" calcext:value-type="float">
            <text:p>41,87</text:p>
          </table:table-cell>
          <table:table-cell office:value-type="float" office:value="253" calcext:value-type="float">
            <text:p>2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float" office:value="41.87" calcext:value-type="float">
            <text:p>41,87</text:p>
          </table:table-cell>
          <table:table-cell office:value-type="float" office:value="295" calcext:value-type="float">
            <text:p>29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.35" calcext:value-type="float">
            <text:p>42,35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.35" calcext:value-type="float">
            <text:p>42,35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float" office:value="42.35" calcext:value-type="float">
            <text:p>42,35</text:p>
          </table:table-cell>
          <table:table-cell office:value-type="float" office:value="272" calcext:value-type="float">
            <text:p>2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.35" calcext:value-type="float">
            <text:p>42,35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float" office:value="42.35" calcext:value-type="float">
            <text:p>42,35</text:p>
          </table:table-cell>
          <table:table-cell office:value-type="float" office:value="301" calcext:value-type="float">
            <text:p>30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2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.35" calcext:value-type="float">
            <text:p>42,35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.35" calcext:value-type="float">
            <text:p>42,35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float" office:value="42.35" calcext:value-type="float">
            <text:p>42,35</text:p>
          </table:table-cell>
          <table:table-cell office:value-type="float" office:value="275" calcext:value-type="float">
            <text:p>2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float" office:value="42.35" calcext:value-type="float">
            <text:p>42,35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.35" calcext:value-type="float">
            <text:p>42,35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.35" calcext:value-type="float">
            <text:p>42,35</text:p>
          </table:table-cell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.33" calcext:value-type="float">
            <text:p>43,33</text:p>
          </table:table-cell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43.33" calcext:value-type="float">
            <text:p>43,33</text:p>
          </table:table-cell>
          <table:table-cell office:value-type="float" office:value="273" calcext:value-type="float">
            <text:p>2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.33" calcext:value-type="float">
            <text:p>43,33</text:p>
          </table:table-cell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43.33" calcext:value-type="float">
            <text:p>43,33</text:p>
          </table:table-cell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43.33" calcext:value-type="float">
            <text:p>43,33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43.33" calcext:value-type="float">
            <text:p>43,33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43.33" calcext:value-type="float">
            <text:p>43,33</text:p>
          </table:table-cell>
          <table:table-cell office:value-type="float" office:value="273" calcext:value-type="float">
            <text:p>2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.82" calcext:value-type="float">
            <text:p>43,82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43.82" calcext:value-type="float">
            <text:p>43,82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43.82" calcext:value-type="float">
            <text:p>43,82</text:p>
          </table:table-cell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43.82" calcext:value-type="float">
            <text:p>43,82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43.82" calcext:value-type="float">
            <text:p>43,82</text:p>
          </table:table-cell>
          <table:table-cell office:value-type="float" office:value="272" calcext:value-type="float">
            <text:p>2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43.82" calcext:value-type="float">
            <text:p>43,82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43.82" calcext:value-type="float">
            <text:p>43,82</text:p>
          </table:table-cell>
          <table:table-cell office:value-type="float" office:value="239" calcext:value-type="float">
            <text:p>23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43.82" calcext:value-type="float">
            <text:p>43,82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43.82" calcext:value-type="float">
            <text:p>43,82</text:p>
          </table:table-cell>
          <table:table-cell office:value-type="float" office:value="254" calcext:value-type="float">
            <text:p>2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.82" calcext:value-type="float">
            <text:p>43,82</text:p>
          </table:table-cell>
          <table:table-cell office:value-type="float" office:value="322" calcext:value-type="float">
            <text:p>32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43.82" calcext:value-type="float">
            <text:p>43,82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43.82" calcext:value-type="float">
            <text:p>43,82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43.82" calcext:value-type="float">
            <text:p>43,82</text:p>
          </table:table-cell>
          <table:table-cell office:value-type="float" office:value="238" calcext:value-type="float">
            <text:p>23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43.82" calcext:value-type="float">
            <text:p>43,82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.3" calcext:value-type="float">
            <text:p>44,3</text:p>
          </table:table-cell>
          <table:table-cell office:value-type="float" office:value="280" calcext:value-type="float">
            <text:p>28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5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44.3" calcext:value-type="float">
            <text:p>44,3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4.3" calcext:value-type="float">
            <text:p>44,3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3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4.3" calcext:value-type="float">
            <text:p>44,3</text:p>
          </table:table-cell>
          <table:table-cell office:value-type="float" office:value="253" calcext:value-type="float">
            <text:p>2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4.3" calcext:value-type="float">
            <text:p>44,3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4.3" calcext:value-type="float">
            <text:p>44,3</text:p>
          </table:table-cell>
          <table:table-cell office:value-type="float" office:value="272" calcext:value-type="float">
            <text:p>2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0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44.3" calcext:value-type="float">
            <text:p>44,3</text:p>
          </table:table-cell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0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44.3" calcext:value-type="float">
            <text:p>44,3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44.3" calcext:value-type="float">
            <text:p>44,3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44.3" calcext:value-type="float">
            <text:p>44,3</text:p>
          </table:table-cell>
          <table:table-cell office:value-type="float" office:value="247" calcext:value-type="float">
            <text:p>24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1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4.3" calcext:value-type="float">
            <text:p>44,3</text:p>
          </table:table-cell>
          <table:table-cell office:value-type="float" office:value="279" calcext:value-type="float">
            <text:p>2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44.3" calcext:value-type="float">
            <text:p>44,3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44.3" calcext:value-type="float">
            <text:p>44,3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4.3" calcext:value-type="float">
            <text:p>44,3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4.3" calcext:value-type="float">
            <text:p>44,3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4.3" calcext:value-type="float">
            <text:p>44,3</text:p>
          </table:table-cell>
          <table:table-cell office:value-type="float" office:value="334" calcext:value-type="float">
            <text:p>3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4.3" calcext:value-type="float">
            <text:p>44,3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44.3" calcext:value-type="float">
            <text:p>44,3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.3" calcext:value-type="float">
            <text:p>44,3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44.3" calcext:value-type="float">
            <text:p>44,3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4.3" calcext:value-type="float">
            <text:p>44,3</text:p>
          </table:table-cell>
          <table:table-cell office:value-type="float" office:value="267" calcext:value-type="float">
            <text:p>2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4.3" calcext:value-type="float">
            <text:p>44,3</text:p>
          </table:table-cell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44.3" calcext:value-type="float">
            <text:p>44,3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4.3" calcext:value-type="float">
            <text:p>44,3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4.3" calcext:value-type="float">
            <text:p>44,3</text:p>
          </table:table-cell>
          <table:table-cell office:value-type="float" office:value="266" calcext:value-type="float">
            <text:p>2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.3" calcext:value-type="float">
            <text:p>44,3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4.3" calcext:value-type="float">
            <text:p>44,3</text:p>
          </table:table-cell>
          <table:table-cell office:value-type="float" office:value="242" calcext:value-type="float">
            <text:p>24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4.3" calcext:value-type="float">
            <text:p>44,3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44.3" calcext:value-type="float">
            <text:p>44,3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.3" calcext:value-type="float">
            <text:p>44,3</text:p>
          </table:table-cell>
          <table:table-cell office:value-type="float" office:value="270" calcext:value-type="float">
            <text:p>2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44.3" calcext:value-type="float">
            <text:p>44,3</text:p>
          </table:table-cell>
          <table:table-cell office:value-type="float" office:value="261" calcext:value-type="float">
            <text:p>2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44.3" calcext:value-type="float">
            <text:p>44,3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4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.79" calcext:value-type="float">
            <text:p>44,79</text:p>
          </table:table-cell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44.79" calcext:value-type="float">
            <text:p>44,79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4.79" calcext:value-type="float">
            <text:p>44,79</text:p>
          </table:table-cell>
          <table:table-cell office:value-type="float" office:value="273" calcext:value-type="float">
            <text:p>2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4.79" calcext:value-type="float">
            <text:p>44,79</text:p>
          </table:table-cell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44.79" calcext:value-type="float">
            <text:p>44,79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4.79" calcext:value-type="float">
            <text:p>44,79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4.79" calcext:value-type="float">
            <text:p>44,79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4.79" calcext:value-type="float">
            <text:p>44,79</text:p>
          </table:table-cell>
          <table:table-cell office:value-type="float" office:value="357" calcext:value-type="float">
            <text:p>3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.79" calcext:value-type="float">
            <text:p>44,79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4.79" calcext:value-type="float">
            <text:p>44,79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4.79" calcext:value-type="float">
            <text:p>44,79</text:p>
          </table:table-cell>
          <table:table-cell office:value-type="float" office:value="257" calcext:value-type="float">
            <text:p>2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4.79" calcext:value-type="float">
            <text:p>44,79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4.79" calcext:value-type="float">
            <text:p>44,79</text:p>
          </table:table-cell>
          <table:table-cell office:value-type="float" office:value="275" calcext:value-type="float">
            <text:p>2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.79" calcext:value-type="float">
            <text:p>44,79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4.79" calcext:value-type="float">
            <text:p>44,79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.79" calcext:value-type="float">
            <text:p>44,79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.28" calcext:value-type="float">
            <text:p>45,28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76" calcext:value-type="float">
            <text:p>2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5.28" calcext:value-type="float">
            <text:p>45,28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5.28" calcext:value-type="float">
            <text:p>45,28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5.28" calcext:value-type="float">
            <text:p>45,28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5.28" calcext:value-type="float">
            <text:p>45,28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.28" calcext:value-type="float">
            <text:p>45,28</text:p>
          </table:table-cell>
          <table:table-cell office:value-type="float" office:value="261" calcext:value-type="float">
            <text:p>2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5.28" calcext:value-type="float">
            <text:p>45,28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70" calcext:value-type="float">
            <text:p>2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5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45.28" calcext:value-type="float">
            <text:p>45,28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5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5.28" calcext:value-type="float">
            <text:p>45,28</text:p>
          </table:table-cell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76" calcext:value-type="float">
            <text:p>2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0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45.28" calcext:value-type="float">
            <text:p>45,28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0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47" calcext:value-type="float">
            <text:p>24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56" calcext:value-type="float">
            <text:p>2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75" calcext:value-type="float">
            <text:p>2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5.28" calcext:value-type="float">
            <text:p>45,28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.28" calcext:value-type="float">
            <text:p>45,28</text:p>
          </table:table-cell>
          <table:table-cell office:value-type="float" office:value="358" calcext:value-type="float">
            <text:p>3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45.28" calcext:value-type="float">
            <text:p>45,28</text:p>
          </table:table-cell>
          <table:table-cell office:value-type="float" office:value="254" calcext:value-type="float">
            <text:p>2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82" calcext:value-type="float">
            <text:p>282</text:p>
          </table:table-cell>
          <table:table-cell office:value-type="float" office:value="157" calcext:value-type="float">
            <text:p>15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10:16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58" calcext:value-type="float">
            <text:p>258</text:p>
          </table:table-cell>
          <table:table-cell office:value-type="float" office:value="365" calcext:value-type="float">
            <text:p>36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0:16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77" calcext:value-type="float">
            <text:p>2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5.28" calcext:value-type="float">
            <text:p>45,28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.28" calcext:value-type="float">
            <text:p>45,28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45.28" calcext:value-type="float">
            <text:p>45,28</text:p>
          </table:table-cell>
          <table:table-cell office:value-type="float" office:value="274" calcext:value-type="float">
            <text:p>2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53" calcext:value-type="float">
            <text:p>2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5.28" calcext:value-type="float">
            <text:p>45,28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74" calcext:value-type="float">
            <text:p>2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42" calcext:value-type="float">
            <text:p>24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6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53" calcext:value-type="float">
            <text:p>2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62" calcext:value-type="float">
            <text:p>2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88" calcext:value-type="float">
            <text:p>28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.28" calcext:value-type="float">
            <text:p>45,28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45.28" calcext:value-type="float">
            <text:p>45,28</text:p>
          </table:table-cell>
          <table:table-cell office:value-type="float" office:value="238" calcext:value-type="float">
            <text:p>23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5.28" calcext:value-type="float">
            <text:p>45,28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57" calcext:value-type="float">
            <text:p>2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1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5.28" calcext:value-type="float">
            <text:p>45,28</text:p>
          </table:table-cell>
          <table:table-cell office:value-type="float" office:value="268" calcext:value-type="float">
            <text:p>2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45" calcext:value-type="float">
            <text:p>24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74" calcext:value-type="float">
            <text:p>2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5.28" calcext:value-type="float">
            <text:p>45,28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72" calcext:value-type="float">
            <text:p>2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.28" calcext:value-type="float">
            <text:p>45,28</text:p>
          </table:table-cell>
          <table:table-cell office:value-type="float" office:value="276" calcext:value-type="float">
            <text:p>2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.28" calcext:value-type="float">
            <text:p>45,28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99" calcext:value-type="float">
            <text:p>29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5.28" calcext:value-type="float">
            <text:p>45,28</text:p>
          </table:table-cell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42" calcext:value-type="float">
            <text:p>24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76" calcext:value-type="float">
            <text:p>2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5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7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39" calcext:value-type="float">
            <text:p>23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45.28" calcext:value-type="float">
            <text:p>45,28</text:p>
          </table:table-cell>
          <table:table-cell office:value-type="float" office:value="265" calcext:value-type="float">
            <text:p>26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63" calcext:value-type="float">
            <text:p>26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5.28" calcext:value-type="float">
            <text:p>45,28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78" calcext:value-type="float">
            <text:p>2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.28" calcext:value-type="float">
            <text:p>45,28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5.28" calcext:value-type="float">
            <text:p>45,28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39" calcext:value-type="float">
            <text:p>23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5.28" calcext:value-type="float">
            <text:p>45,28</text:p>
          </table:table-cell>
          <table:table-cell office:value-type="float" office:value="242" calcext:value-type="float">
            <text:p>24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70" calcext:value-type="float">
            <text:p>2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.28" calcext:value-type="float">
            <text:p>45,28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.28" calcext:value-type="float">
            <text:p>45,28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80" calcext:value-type="float">
            <text:p>28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.28" calcext:value-type="float">
            <text:p>45,28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5.28" calcext:value-type="float">
            <text:p>45,28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42" calcext:value-type="float">
            <text:p>24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74" calcext:value-type="float">
            <text:p>2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8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5.28" calcext:value-type="float">
            <text:p>45,28</text:p>
          </table:table-cell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5.28" calcext:value-type="float">
            <text:p>45,28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0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77" calcext:value-type="float">
            <text:p>2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0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321" calcext:value-type="float">
            <text:p>32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28" calcext:value-type="float">
            <text:p>45,28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45.28" calcext:value-type="float">
            <text:p>45,28</text:p>
          </table:table-cell>
          <table:table-cell office:value-type="float" office:value="259" calcext:value-type="float">
            <text:p>2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1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45.28" calcext:value-type="float">
            <text:p>45,28</text:p>
          </table:table-cell>
          <table:table-cell office:value-type="float" office:value="176" calcext:value-type="float">
            <text:p>176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0:19:1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45.28" calcext:value-type="float">
            <text:p>45,28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1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45.28" calcext:value-type="float">
            <text:p>45,28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0:19:1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45.28" calcext:value-type="float">
            <text:p>45,28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0:19:2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45.28" calcext:value-type="float">
            <text:p>45,28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23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45.28" calcext:value-type="float">
            <text:p>45,28</text:p>
          </table:table-cell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25</text:p>
          </table:table-cell>
          <table:table-cell office:value-type="float" office:value="600" calcext:value-type="float">
            <text:p>60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45.28" calcext:value-type="float">
            <text:p>45,28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2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45.28" calcext:value-type="float">
            <text:p>45,28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2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5.28" calcext:value-type="float">
            <text:p>45,28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3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45.28" calcext:value-type="float">
            <text:p>45,28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3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5.28" calcext:value-type="float">
            <text:p>45,28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3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5.28" calcext:value-type="float">
            <text:p>45,28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3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45.28" calcext:value-type="float">
            <text:p>45,28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4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45.28" calcext:value-type="float">
            <text:p>45,28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4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float" office:value="45.28" calcext:value-type="float">
            <text:p>45,28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4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5.28" calcext:value-type="float">
            <text:p>45,28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46</text:p>
          </table:table-cell>
          <table:table-cell office:value-type="float" office:value="600" calcext:value-type="float">
            <text:p>6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float" office:value="45.28" calcext:value-type="float">
            <text:p>45,28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4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float" office:value="45.28" calcext:value-type="float">
            <text:p>45,28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5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45.28" calcext:value-type="float">
            <text:p>45,28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5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float" office:value="45.28" calcext:value-type="float">
            <text:p>45,28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5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45.28" calcext:value-type="float">
            <text:p>45,28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5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float" office:value="45.28" calcext:value-type="float">
            <text:p>45,28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19:5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45.28" calcext:value-type="float">
            <text:p>45,28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0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45.28" calcext:value-type="float">
            <text:p>45,28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0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float" office:value="45.28" calcext:value-type="float">
            <text:p>45,28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0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45.28" calcext:value-type="float">
            <text:p>45,28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0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float" office:value="45.28" calcext:value-type="float">
            <text:p>45,28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0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float" office:value="45.28" calcext:value-type="float">
            <text:p>45,28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1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45.28" calcext:value-type="float">
            <text:p>45,28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1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5.28" calcext:value-type="float">
            <text:p>45,28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1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5.28" calcext:value-type="float">
            <text:p>45,28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1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5.28" calcext:value-type="float">
            <text:p>45,28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1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5.28" calcext:value-type="float">
            <text:p>45,28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2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float" office:value="45.28" calcext:value-type="float">
            <text:p>45,28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2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45.28" calcext:value-type="float">
            <text:p>45,28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2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5.28" calcext:value-type="float">
            <text:p>45,28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2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float" office:value="45.28" calcext:value-type="float">
            <text:p>45,28</text:p>
          </table:table-cell>
          <table:table-cell office:value-type="float" office:value="178" calcext:value-type="float">
            <text:p>1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2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45.28" calcext:value-type="float">
            <text:p>45,28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3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45.28" calcext:value-type="float">
            <text:p>45,28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3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45.28" calcext:value-type="float">
            <text:p>45,28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3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45.28" calcext:value-type="float">
            <text:p>45,28</text:p>
          </table:table-cell>
          <table:table-cell office:value-type="float" office:value="123" calcext:value-type="float">
            <text:p>12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3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45.28" calcext:value-type="float">
            <text:p>45,28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3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5.28" calcext:value-type="float">
            <text:p>45,28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4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45.28" calcext:value-type="float">
            <text:p>45,28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4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5.28" calcext:value-type="float">
            <text:p>45,28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4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45.28" calcext:value-type="float">
            <text:p>45,28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4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45.28" calcext:value-type="float">
            <text:p>45,28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5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45.28" calcext:value-type="float">
            <text:p>45,28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5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5.28" calcext:value-type="float">
            <text:p>45,28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5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45.28" calcext:value-type="float">
            <text:p>45,28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5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5.28" calcext:value-type="float">
            <text:p>45,28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0:5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5.28" calcext:value-type="float">
            <text:p>45,28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00</text:p>
          </table:table-cell>
          <table:table-cell office:value-type="float" office:value="600" calcext:value-type="float">
            <text:p>6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45.28" calcext:value-type="float">
            <text:p>45,28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0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5.28" calcext:value-type="float">
            <text:p>45,2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0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45.28" calcext:value-type="float">
            <text:p>45,28</text:p>
          </table:table-cell>
          <table:table-cell office:value-type="float" office:value="123" calcext:value-type="float">
            <text:p>12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0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45.28" calcext:value-type="float">
            <text:p>45,28</text:p>
          </table:table-cell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0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5.28" calcext:value-type="float">
            <text:p>45,28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1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5.28" calcext:value-type="float">
            <text:p>45,28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1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5.28" calcext:value-type="float">
            <text:p>45,28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1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45.28" calcext:value-type="float">
            <text:p>45,28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1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5.28" calcext:value-type="float">
            <text:p>45,28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1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5.28" calcext:value-type="float">
            <text:p>45,28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2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5.28" calcext:value-type="float">
            <text:p>45,28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2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5.28" calcext:value-type="float">
            <text:p>45,28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2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5.28" calcext:value-type="float">
            <text:p>45,28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2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5.28" calcext:value-type="float">
            <text:p>45,28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2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45.28" calcext:value-type="float">
            <text:p>45,28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3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5.28" calcext:value-type="float">
            <text:p>45,28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3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45.28" calcext:value-type="float">
            <text:p>45,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3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5.28" calcext:value-type="float">
            <text:p>45,28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3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45.28" calcext:value-type="float">
            <text:p>45,28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3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5.28" calcext:value-type="float">
            <text:p>45,28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41</text:p>
          </table:table-cell>
          <table:table-cell office:value-type="float" office:value="600" calcext:value-type="float">
            <text:p>6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5.28" calcext:value-type="float">
            <text:p>45,28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43</text:p>
          </table:table-cell>
          <table:table-cell office:value-type="float" office:value="600" calcext:value-type="float">
            <text:p>60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5.28" calcext:value-type="float">
            <text:p>45,28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4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5.28" calcext:value-type="float">
            <text:p>45,28</text:p>
          </table:table-cell>
          <table:table-cell office:value-type="float" office:value="123" calcext:value-type="float">
            <text:p>12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4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5.28" calcext:value-type="float">
            <text:p>45,28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5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13" calcext:value-type="float">
            <text:p>32,13</text:p>
          </table:table-cell>
          <table:table-cell office:value-type="float" office:value="45.28" calcext:value-type="float">
            <text:p>45,28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5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45.28" calcext:value-type="float">
            <text:p>45,28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5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45.28" calcext:value-type="float">
            <text:p>45,28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5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5.28" calcext:value-type="float">
            <text:p>45,28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1:5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13" calcext:value-type="float">
            <text:p>32,13</text:p>
          </table:table-cell>
          <table:table-cell office:value-type="float" office:value="45.28" calcext:value-type="float">
            <text:p>45,28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0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45.28" calcext:value-type="float">
            <text:p>45,28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02</text:p>
          </table:table-cell>
          <table:table-cell office:value-type="float" office:value="600" calcext:value-type="float">
            <text:p>6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45.28" calcext:value-type="float">
            <text:p>45,28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0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13" calcext:value-type="float">
            <text:p>32,13</text:p>
          </table:table-cell>
          <table:table-cell office:value-type="float" office:value="45.28" calcext:value-type="float">
            <text:p>45,28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0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45.28" calcext:value-type="float">
            <text:p>45,28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0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45.28" calcext:value-type="float">
            <text:p>45,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1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45.28" calcext:value-type="float">
            <text:p>45,28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45.28" calcext:value-type="float">
            <text:p>45,28</text:p>
          </table:table-cell>
          <table:table-cell office:value-type="float" office:value="199" calcext:value-type="float">
            <text:p>19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10:22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45.28" calcext:value-type="float">
            <text:p>45,28</text:p>
          </table:table-cell>
          <table:table-cell office:value-type="float" office:value="351" calcext:value-type="float">
            <text:p>3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45.28" calcext:value-type="float">
            <text:p>45,28</text:p>
          </table:table-cell>
          <table:table-cell office:value-type="float" office:value="336" calcext:value-type="float">
            <text:p>33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45.28" calcext:value-type="float">
            <text:p>45,28</text:p>
          </table:table-cell>
          <table:table-cell office:value-type="float" office:value="342" calcext:value-type="float">
            <text:p>342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0:22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float" office:value="45.28" calcext:value-type="float">
            <text:p>45,28</text:p>
          </table:table-cell>
          <table:table-cell office:value-type="float" office:value="329" calcext:value-type="float">
            <text:p>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float" office:value="45.28" calcext:value-type="float">
            <text:p>45,28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45.28" calcext:value-type="float">
            <text:p>45,28</text:p>
          </table:table-cell>
          <table:table-cell office:value-type="float" office:value="373" calcext:value-type="float">
            <text:p>3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float" office:value="45.28" calcext:value-type="float">
            <text:p>45,28</text:p>
          </table:table-cell>
          <table:table-cell office:value-type="float" office:value="409" calcext:value-type="float">
            <text:p>40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float" office:value="45.28" calcext:value-type="float">
            <text:p>45,28</text:p>
          </table:table-cell>
          <table:table-cell office:value-type="float" office:value="336" calcext:value-type="float">
            <text:p>33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45.28" calcext:value-type="float">
            <text:p>45,28</text:p>
          </table:table-cell>
          <table:table-cell office:value-type="float" office:value="333" calcext:value-type="float">
            <text:p>3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45.28" calcext:value-type="float">
            <text:p>45,28</text:p>
          </table:table-cell>
          <table:table-cell office:value-type="float" office:value="335" calcext:value-type="float">
            <text:p>3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45.28" calcext:value-type="float">
            <text:p>45,28</text:p>
          </table:table-cell>
          <table:table-cell office:value-type="float" office:value="359" calcext:value-type="float">
            <text:p>3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45.28" calcext:value-type="float">
            <text:p>45,28</text:p>
          </table:table-cell>
          <table:table-cell office:value-type="float" office:value="339" calcext:value-type="float">
            <text:p>33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45.28" calcext:value-type="float">
            <text:p>45,28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45.28" calcext:value-type="float">
            <text:p>45,28</text:p>
          </table:table-cell>
          <table:table-cell office:value-type="float" office:value="360" calcext:value-type="float">
            <text:p>360</text:p>
          </table:table-cell>
          <table:table-cell office:value-type="float" office:value="199" calcext:value-type="float">
            <text:p>19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10:22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.28" calcext:value-type="float">
            <text:p>45,28</text:p>
          </table:table-cell>
          <table:table-cell office:value-type="float" office:value="342" calcext:value-type="float">
            <text:p>342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0:22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.76" calcext:value-type="float">
            <text:p>45,76</text:p>
          </table:table-cell>
          <table:table-cell office:value-type="float" office:value="352" calcext:value-type="float">
            <text:p>3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5.76" calcext:value-type="float">
            <text:p>45,76</text:p>
          </table:table-cell>
          <table:table-cell office:value-type="float" office:value="338" calcext:value-type="float">
            <text:p>33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float" office:value="45.76" calcext:value-type="float">
            <text:p>45,76</text:p>
          </table:table-cell>
          <table:table-cell office:value-type="float" office:value="339" calcext:value-type="float">
            <text:p>33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.25" calcext:value-type="float">
            <text:p>46,25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46.25" calcext:value-type="float">
            <text:p>46,25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5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.25" calcext:value-type="float">
            <text:p>46,25</text:p>
          </table:table-cell>
          <table:table-cell office:value-type="float" office:value="357" calcext:value-type="float">
            <text:p>3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76" calcext:value-type="float">
            <text:p>45,76</text:p>
          </table:table-cell>
          <table:table-cell office:value-type="float" office:value="46.25" calcext:value-type="float">
            <text:p>46,25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2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.25" calcext:value-type="float">
            <text:p>46,25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float" office:value="46.25" calcext:value-type="float">
            <text:p>46,25</text:p>
          </table:table-cell>
          <table:table-cell office:value-type="float" office:value="342" calcext:value-type="float">
            <text:p>34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76" calcext:value-type="float">
            <text:p>45,76</text:p>
          </table:table-cell>
          <table:table-cell office:value-type="float" office:value="46.25" calcext:value-type="float">
            <text:p>46,25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0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76" calcext:value-type="float">
            <text:p>45,76</text:p>
          </table:table-cell>
          <table:table-cell office:value-type="float" office:value="46.25" calcext:value-type="float">
            <text:p>46,25</text:p>
          </table:table-cell>
          <table:table-cell office:value-type="float" office:value="351" calcext:value-type="float">
            <text:p>3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0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.74" calcext:value-type="float">
            <text:p>46,74</text:p>
          </table:table-cell>
          <table:table-cell office:value-type="float" office:value="422" calcext:value-type="float">
            <text:p>42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.23" calcext:value-type="float">
            <text:p>47,23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float" office:value="47.23" calcext:value-type="float">
            <text:p>47,23</text:p>
          </table:table-cell>
          <table:table-cell office:value-type="float" office:value="339" calcext:value-type="float">
            <text:p>33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float" office:value="47.23" calcext:value-type="float">
            <text:p>47,23</text:p>
          </table:table-cell>
          <table:table-cell office:value-type="float" office:value="338" calcext:value-type="float">
            <text:p>33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float" office:value="47.23" calcext:value-type="float">
            <text:p>47,23</text:p>
          </table:table-cell>
          <table:table-cell office:value-type="float" office:value="353" calcext:value-type="float">
            <text:p>3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.71" calcext:value-type="float">
            <text:p>47,71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float" office:value="47.71" calcext:value-type="float">
            <text:p>47,71</text:p>
          </table:table-cell>
          <table:table-cell office:value-type="float" office:value="338" calcext:value-type="float">
            <text:p>33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47.71" calcext:value-type="float">
            <text:p>47,71</text:p>
          </table:table-cell>
          <table:table-cell office:value-type="float" office:value="333" calcext:value-type="float">
            <text:p>3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float" office:value="47.71" calcext:value-type="float">
            <text:p>47,71</text:p>
          </table:table-cell>
          <table:table-cell office:value-type="float" office:value="337" calcext:value-type="float">
            <text:p>3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.71" calcext:value-type="float">
            <text:p>47,71</text:p>
          </table:table-cell>
          <table:table-cell office:value-type="float" office:value="359" calcext:value-type="float">
            <text:p>3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float" office:value="47.71" calcext:value-type="float">
            <text:p>47,71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47.71" calcext:value-type="float">
            <text:p>47,71</text:p>
          </table:table-cell>
          <table:table-cell office:value-type="float" office:value="360" calcext:value-type="float">
            <text:p>360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0:23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float" office:value="47.71" calcext:value-type="float">
            <text:p>47,71</text:p>
          </table:table-cell>
          <table:table-cell office:value-type="float" office:value="337" calcext:value-type="float">
            <text:p>3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.71" calcext:value-type="float">
            <text:p>47,71</text:p>
          </table:table-cell>
          <table:table-cell office:value-type="float" office:value="336" calcext:value-type="float">
            <text:p>336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0:23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47.71" calcext:value-type="float">
            <text:p>47,71</text:p>
          </table:table-cell>
          <table:table-cell office:value-type="float" office:value="360" calcext:value-type="float">
            <text:p>36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0:23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47.71" calcext:value-type="float">
            <text:p>47,71</text:p>
          </table:table-cell>
          <table:table-cell office:value-type="float" office:value="345" calcext:value-type="float">
            <text:p>3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47.71" calcext:value-type="float">
            <text:p>47,71</text:p>
          </table:table-cell>
          <table:table-cell office:value-type="float" office:value="324" calcext:value-type="float">
            <text:p>3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float" office:value="47.71" calcext:value-type="float">
            <text:p>47,71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.71" calcext:value-type="float">
            <text:p>47,71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float" office:value="47.71" calcext:value-type="float">
            <text:p>47,71</text:p>
          </table:table-cell>
          <table:table-cell office:value-type="float" office:value="345" calcext:value-type="float">
            <text:p>3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.71" calcext:value-type="float">
            <text:p>47,71</text:p>
          </table:table-cell>
          <table:table-cell office:value-type="float" office:value="379" calcext:value-type="float">
            <text:p>3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.71" calcext:value-type="float">
            <text:p>47,71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.2" calcext:value-type="float">
            <text:p>48,2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48.2" calcext:value-type="float">
            <text:p>48,2</text:p>
          </table:table-cell>
          <table:table-cell office:value-type="float" office:value="323" calcext:value-type="float">
            <text:p>32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48.2" calcext:value-type="float">
            <text:p>48,2</text:p>
          </table:table-cell>
          <table:table-cell office:value-type="float" office:value="351" calcext:value-type="float">
            <text:p>3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3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48.2" calcext:value-type="float">
            <text:p>48,2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48.2" calcext:value-type="float">
            <text:p>48,2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48.2" calcext:value-type="float">
            <text:p>48,2</text:p>
          </table:table-cell>
          <table:table-cell office:value-type="float" office:value="333" calcext:value-type="float">
            <text:p>3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float" office:value="48.2" calcext:value-type="float">
            <text:p>48,2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float" office:value="48.2" calcext:value-type="float">
            <text:p>48,2</text:p>
          </table:table-cell>
          <table:table-cell office:value-type="float" office:value="344" calcext:value-type="float">
            <text:p>3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.2" calcext:value-type="float">
            <text:p>48,2</text:p>
          </table:table-cell>
          <table:table-cell office:value-type="float" office:value="324" calcext:value-type="float">
            <text:p>3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.2" calcext:value-type="float">
            <text:p>48,2</text:p>
          </table:table-cell>
          <table:table-cell office:value-type="float" office:value="333" calcext:value-type="float">
            <text:p>3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1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48.2" calcext:value-type="float">
            <text:p>48,2</text:p>
          </table:table-cell>
          <table:table-cell office:value-type="float" office:value="336" calcext:value-type="float">
            <text:p>33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48.2" calcext:value-type="float">
            <text:p>48,2</text:p>
          </table:table-cell>
          <table:table-cell office:value-type="float" office:value="338" calcext:value-type="float">
            <text:p>33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.17" calcext:value-type="float">
            <text:p>49,17</text:p>
          </table:table-cell>
          <table:table-cell office:value-type="float" office:value="341" calcext:value-type="float">
            <text:p>34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17" calcext:value-type="float">
            <text:p>49,17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17" calcext:value-type="float">
            <text:p>49,17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17" calcext:value-type="float">
            <text:p>49,17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49.17" calcext:value-type="float">
            <text:p>49,17</text:p>
          </table:table-cell>
          <table:table-cell office:value-type="float" office:value="341" calcext:value-type="float">
            <text:p>34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17" calcext:value-type="float">
            <text:p>49,17</text:p>
          </table:table-cell>
          <table:table-cell office:value-type="float" office:value="331" calcext:value-type="float">
            <text:p>3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49.17" calcext:value-type="float">
            <text:p>49,17</text:p>
          </table:table-cell>
          <table:table-cell office:value-type="float" office:value="401" calcext:value-type="float">
            <text:p>40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17" calcext:value-type="float">
            <text:p>49,17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49.17" calcext:value-type="float">
            <text:p>49,17</text:p>
          </table:table-cell>
          <table:table-cell office:value-type="float" office:value="334" calcext:value-type="float">
            <text:p>3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17" calcext:value-type="float">
            <text:p>49,17</text:p>
          </table:table-cell>
          <table:table-cell office:value-type="float" office:value="340" calcext:value-type="float">
            <text:p>3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.17" calcext:value-type="float">
            <text:p>49,17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49.17" calcext:value-type="float">
            <text:p>49,17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17" calcext:value-type="float">
            <text:p>49,17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17" calcext:value-type="float">
            <text:p>49,17</text:p>
          </table:table-cell>
          <table:table-cell office:value-type="float" office:value="324" calcext:value-type="float">
            <text:p>3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.17" calcext:value-type="float">
            <text:p>49,17</text:p>
          </table:table-cell>
          <table:table-cell office:value-type="float" office:value="349" calcext:value-type="float">
            <text:p>3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49.17" calcext:value-type="float">
            <text:p>49,17</text:p>
          </table:table-cell>
          <table:table-cell office:value-type="float" office:value="323" calcext:value-type="float">
            <text:p>32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17" calcext:value-type="float">
            <text:p>49,17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49.17" calcext:value-type="float">
            <text:p>49,17</text:p>
          </table:table-cell>
          <table:table-cell office:value-type="float" office:value="331" calcext:value-type="float">
            <text:p>3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49.17" calcext:value-type="float">
            <text:p>49,17</text:p>
          </table:table-cell>
          <table:table-cell office:value-type="float" office:value="324" calcext:value-type="float">
            <text:p>3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5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17" calcext:value-type="float">
            <text:p>49,17</text:p>
          </table:table-cell>
          <table:table-cell office:value-type="float" office:value="346" calcext:value-type="float">
            <text:p>3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17" calcext:value-type="float">
            <text:p>49,17</text:p>
          </table:table-cell>
          <table:table-cell office:value-type="float" office:value="334" calcext:value-type="float">
            <text:p>3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4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49.17" calcext:value-type="float">
            <text:p>49,17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17" calcext:value-type="float">
            <text:p>49,17</text:p>
          </table:table-cell>
          <table:table-cell office:value-type="float" office:value="330" calcext:value-type="float">
            <text:p>33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17" calcext:value-type="float">
            <text:p>49,17</text:p>
          </table:table-cell>
          <table:table-cell office:value-type="float" office:value="327" calcext:value-type="float">
            <text:p>32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17" calcext:value-type="float">
            <text:p>49,17</text:p>
          </table:table-cell>
          <table:table-cell office:value-type="float" office:value="348" calcext:value-type="float">
            <text:p>3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17" calcext:value-type="float">
            <text:p>49,17</text:p>
          </table:table-cell>
          <table:table-cell office:value-type="float" office:value="329" calcext:value-type="float">
            <text:p>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.17" calcext:value-type="float">
            <text:p>49,17</text:p>
          </table:table-cell>
          <table:table-cell office:value-type="float" office:value="403" calcext:value-type="float">
            <text:p>40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.17" calcext:value-type="float">
            <text:p>49,17</text:p>
          </table:table-cell>
          <table:table-cell office:value-type="float" office:value="336" calcext:value-type="float">
            <text:p>33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17" calcext:value-type="float">
            <text:p>49,17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49.17" calcext:value-type="float">
            <text:p>49,17</text:p>
          </table:table-cell>
          <table:table-cell office:value-type="float" office:value="350" calcext:value-type="float">
            <text:p>3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49.17" calcext:value-type="float">
            <text:p>49,17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.66" calcext:value-type="float">
            <text:p>49,66</text:p>
          </table:table-cell>
          <table:table-cell office:value-type="float" office:value="323" calcext:value-type="float">
            <text:p>32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66" calcext:value-type="float">
            <text:p>49,66</text:p>
          </table:table-cell>
          <table:table-cell office:value-type="float" office:value="336" calcext:value-type="float">
            <text:p>33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49.66" calcext:value-type="float">
            <text:p>49,66</text:p>
          </table:table-cell>
          <table:table-cell office:value-type="float" office:value="348" calcext:value-type="float">
            <text:p>3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35" calcext:value-type="float">
            <text:p>3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23" calcext:value-type="float">
            <text:p>32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49.66" calcext:value-type="float">
            <text:p>49,66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66" calcext:value-type="float">
            <text:p>49,66</text:p>
          </table:table-cell>
          <table:table-cell office:value-type="float" office:value="344" calcext:value-type="float">
            <text:p>3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66" calcext:value-type="float">
            <text:p>49,66</text:p>
          </table:table-cell>
          <table:table-cell office:value-type="float" office:value="352" calcext:value-type="float">
            <text:p>3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77" calcext:value-type="float">
            <text:p>3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37" calcext:value-type="float">
            <text:p>3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29" calcext:value-type="float">
            <text:p>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.66" calcext:value-type="float">
            <text:p>49,66</text:p>
          </table:table-cell>
          <table:table-cell office:value-type="float" office:value="353" calcext:value-type="float">
            <text:p>3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5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66" calcext:value-type="float">
            <text:p>49,66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49.66" calcext:value-type="float">
            <text:p>49,66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66" calcext:value-type="float">
            <text:p>49,66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0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66" calcext:value-type="float">
            <text:p>49,66</text:p>
          </table:table-cell>
          <table:table-cell office:value-type="float" office:value="329" calcext:value-type="float">
            <text:p>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0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45" calcext:value-type="float">
            <text:p>3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66" calcext:value-type="float">
            <text:p>49,66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37" calcext:value-type="float">
            <text:p>3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1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51" calcext:value-type="float">
            <text:p>3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49.66" calcext:value-type="float">
            <text:p>49,66</text:p>
          </table:table-cell>
          <table:table-cell office:value-type="float" office:value="338" calcext:value-type="float">
            <text:p>33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49.66" calcext:value-type="float">
            <text:p>49,66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66" calcext:value-type="float">
            <text:p>49,66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66" calcext:value-type="float">
            <text:p>49,66</text:p>
          </table:table-cell>
          <table:table-cell office:value-type="float" office:value="333" calcext:value-type="float">
            <text:p>3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37" calcext:value-type="float">
            <text:p>3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.66" calcext:value-type="float">
            <text:p>49,66</text:p>
          </table:table-cell>
          <table:table-cell office:value-type="float" office:value="387" calcext:value-type="float">
            <text:p>38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66" calcext:value-type="float">
            <text:p>49,66</text:p>
          </table:table-cell>
          <table:table-cell office:value-type="float" office:value="348" calcext:value-type="float">
            <text:p>3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23" calcext:value-type="float">
            <text:p>32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44" calcext:value-type="float">
            <text:p>3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34" calcext:value-type="float">
            <text:p>3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66" calcext:value-type="float">
            <text:p>49,66</text:p>
          </table:table-cell>
          <table:table-cell office:value-type="float" office:value="337" calcext:value-type="float">
            <text:p>3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49.66" calcext:value-type="float">
            <text:p>49,66</text:p>
          </table:table-cell>
          <table:table-cell office:value-type="float" office:value="341" calcext:value-type="float">
            <text:p>34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29" calcext:value-type="float">
            <text:p>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33" calcext:value-type="float">
            <text:p>3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.66" calcext:value-type="float">
            <text:p>49,66</text:p>
          </table:table-cell>
          <table:table-cell office:value-type="float" office:value="351" calcext:value-type="float">
            <text:p>3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6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.66" calcext:value-type="float">
            <text:p>49,66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48" calcext:value-type="float">
            <text:p>3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34" calcext:value-type="float">
            <text:p>3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74" calcext:value-type="float">
            <text:p>3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29" calcext:value-type="float">
            <text:p>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29" calcext:value-type="float">
            <text:p>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46" calcext:value-type="float">
            <text:p>3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49.66" calcext:value-type="float">
            <text:p>49,66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35" calcext:value-type="float">
            <text:p>3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29" calcext:value-type="float">
            <text:p>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50" calcext:value-type="float">
            <text:p>3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34" calcext:value-type="float">
            <text:p>3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33" calcext:value-type="float">
            <text:p>3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.66" calcext:value-type="float">
            <text:p>49,66</text:p>
          </table:table-cell>
          <table:table-cell office:value-type="float" office:value="350" calcext:value-type="float">
            <text:p>3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34" calcext:value-type="float">
            <text:p>3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43" calcext:value-type="float">
            <text:p>3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.66" calcext:value-type="float">
            <text:p>49,66</text:p>
          </table:table-cell>
          <table:table-cell office:value-type="float" office:value="341" calcext:value-type="float">
            <text:p>34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49.66" calcext:value-type="float">
            <text:p>49,66</text:p>
          </table:table-cell>
          <table:table-cell office:value-type="float" office:value="362" calcext:value-type="float">
            <text:p>3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66" calcext:value-type="float">
            <text:p>49,66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5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49.66" calcext:value-type="float">
            <text:p>49,66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66" calcext:value-type="float">
            <text:p>49,66</text:p>
          </table:table-cell>
          <table:table-cell office:value-type="float" office:value="339" calcext:value-type="float">
            <text:p>33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7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49.66" calcext:value-type="float">
            <text:p>49,66</text:p>
          </table:table-cell>
          <table:table-cell office:value-type="float" office:value="329" calcext:value-type="float">
            <text:p>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.15" calcext:value-type="float">
            <text:p>50,15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50.15" calcext:value-type="float">
            <text:p>50,15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0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50.15" calcext:value-type="float">
            <text:p>50,15</text:p>
          </table:table-cell>
          <table:table-cell office:value-type="float" office:value="356" calcext:value-type="float">
            <text:p>356</text:p>
          </table:table-cell>
          <table:table-cell office:value-type="float" office:value="157" calcext:value-type="float">
            <text:p>15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10:28:0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50.15" calcext:value-type="float">
            <text:p>50,15</text:p>
          </table:table-cell>
          <table:table-cell office:value-type="float" office:value="351" calcext:value-type="float">
            <text:p>351</text:p>
          </table:table-cell>
          <table:table-cell office:value-type="float" office:value="113" calcext:value-type="float">
            <text:p>11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10:28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50.15" calcext:value-type="float">
            <text:p>50,15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50.15" calcext:value-type="float">
            <text:p>50,15</text:p>
          </table:table-cell>
          <table:table-cell office:value-type="float" office:value="329" calcext:value-type="float">
            <text:p>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1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50.15" calcext:value-type="float">
            <text:p>50,15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50.15" calcext:value-type="float">
            <text:p>50,15</text:p>
          </table:table-cell>
          <table:table-cell office:value-type="float" office:value="336" calcext:value-type="float">
            <text:p>33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50.15" calcext:value-type="float">
            <text:p>50,15</text:p>
          </table:table-cell>
          <table:table-cell office:value-type="float" office:value="344" calcext:value-type="float">
            <text:p>3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.15" calcext:value-type="float">
            <text:p>50,15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50.15" calcext:value-type="float">
            <text:p>50,15</text:p>
          </table:table-cell>
          <table:table-cell office:value-type="float" office:value="343" calcext:value-type="float">
            <text:p>343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50.15" calcext:value-type="float">
            <text:p>50,15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50.15" calcext:value-type="float">
            <text:p>50,15</text:p>
          </table:table-cell>
          <table:table-cell office:value-type="float" office:value="346" calcext:value-type="float">
            <text:p>346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50.15" calcext:value-type="float">
            <text:p>50,15</text:p>
          </table:table-cell>
          <table:table-cell office:value-type="float" office:value="350" calcext:value-type="float">
            <text:p>3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50.15" calcext:value-type="float">
            <text:p>50,15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50.15" calcext:value-type="float">
            <text:p>50,15</text:p>
          </table:table-cell>
          <table:table-cell office:value-type="float" office:value="376" calcext:value-type="float">
            <text:p>37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50.15" calcext:value-type="float">
            <text:p>50,15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50.15" calcext:value-type="float">
            <text:p>50,15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50.15" calcext:value-type="float">
            <text:p>50,15</text:p>
          </table:table-cell>
          <table:table-cell office:value-type="float" office:value="345" calcext:value-type="float">
            <text:p>3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50.15" calcext:value-type="float">
            <text:p>50,15</text:p>
          </table:table-cell>
          <table:table-cell office:value-type="float" office:value="334" calcext:value-type="float">
            <text:p>33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50.15" calcext:value-type="float">
            <text:p>50,15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50.15" calcext:value-type="float">
            <text:p>50,15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50.15" calcext:value-type="float">
            <text:p>50,15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50.15" calcext:value-type="float">
            <text:p>50,15</text:p>
          </table:table-cell>
          <table:table-cell office:value-type="float" office:value="335" calcext:value-type="float">
            <text:p>3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50.15" calcext:value-type="float">
            <text:p>50,15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50.15" calcext:value-type="float">
            <text:p>50,15</text:p>
          </table:table-cell>
          <table:table-cell office:value-type="float" office:value="324" calcext:value-type="float">
            <text:p>3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50.15" calcext:value-type="float">
            <text:p>50,15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50.15" calcext:value-type="float">
            <text:p>50,15</text:p>
          </table:table-cell>
          <table:table-cell office:value-type="float" office:value="338" calcext:value-type="float">
            <text:p>33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8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50.15" calcext:value-type="float">
            <text:p>50,15</text:p>
          </table:table-cell>
          <table:table-cell office:value-type="float" office:value="331" calcext:value-type="float">
            <text:p>3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.15" calcext:value-type="float">
            <text:p>50,15</text:p>
          </table:table-cell>
          <table:table-cell office:value-type="float" office:value="331" calcext:value-type="float">
            <text:p>3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50.15" calcext:value-type="float">
            <text:p>50,15</text:p>
          </table:table-cell>
          <table:table-cell office:value-type="float" office:value="329" calcext:value-type="float">
            <text:p>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50.15" calcext:value-type="float">
            <text:p>50,15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50.15" calcext:value-type="float">
            <text:p>50,15</text:p>
          </table:table-cell>
          <table:table-cell office:value-type="float" office:value="359" calcext:value-type="float">
            <text:p>3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50.15" calcext:value-type="float">
            <text:p>50,15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50.15" calcext:value-type="float">
            <text:p>50,15</text:p>
          </table:table-cell>
          <table:table-cell office:value-type="float" office:value="376" calcext:value-type="float">
            <text:p>3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50.15" calcext:value-type="float">
            <text:p>50,15</text:p>
          </table:table-cell>
          <table:table-cell office:value-type="float" office:value="324" calcext:value-type="float">
            <text:p>324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10:29:1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50.15" calcext:value-type="float">
            <text:p>50,15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1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50.15" calcext:value-type="float">
            <text:p>50,15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1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50.15" calcext:value-type="float">
            <text:p>50,15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0:29:2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float" office:value="50.15" calcext:value-type="float">
            <text:p>50,15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2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float" office:value="50.15" calcext:value-type="float">
            <text:p>50,15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24</text:p>
          </table:table-cell>
          <table:table-cell office:value-type="float" office:value="600" calcext:value-type="float">
            <text:p>6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50.15" calcext:value-type="float">
            <text:p>50,15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2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50.15" calcext:value-type="float">
            <text:p>50,15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2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50.15" calcext:value-type="float">
            <text:p>50,15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3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50.15" calcext:value-type="float">
            <text:p>50,15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3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50.15" calcext:value-type="float">
            <text:p>50,15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3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50.15" calcext:value-type="float">
            <text:p>50,15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3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50.15" calcext:value-type="float">
            <text:p>50,15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3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50.15" calcext:value-type="float">
            <text:p>50,15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4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50.15" calcext:value-type="float">
            <text:p>50,15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4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50.15" calcext:value-type="float">
            <text:p>50,15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4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0.15" calcext:value-type="float">
            <text:p>50,15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4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50.15" calcext:value-type="float">
            <text:p>50,15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4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50.15" calcext:value-type="float">
            <text:p>50,15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5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50.15" calcext:value-type="float">
            <text:p>50,15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5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50.15" calcext:value-type="float">
            <text:p>50,15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5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50.15" calcext:value-type="float">
            <text:p>50,15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5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50.15" calcext:value-type="float">
            <text:p>50,15</text:p>
          </table:table-cell>
          <table:table-cell office:value-type="float" office:value="134" calcext:value-type="float">
            <text:p>13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29:5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50.15" calcext:value-type="float">
            <text:p>50,15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0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50.15" calcext:value-type="float">
            <text:p>50,15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0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float" office:value="50.15" calcext:value-type="float">
            <text:p>50,15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0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50.15" calcext:value-type="float">
            <text:p>50,15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0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float" office:value="50.15" calcext:value-type="float">
            <text:p>50,15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1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50.15" calcext:value-type="float">
            <text:p>50,15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1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float" office:value="50.15" calcext:value-type="float">
            <text:p>50,1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14</text:p>
          </table:table-cell>
          <table:table-cell office:value-type="float" office:value="600" calcext:value-type="float">
            <text:p>6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50.15" calcext:value-type="float">
            <text:p>50,15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1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0.15" calcext:value-type="float">
            <text:p>50,15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1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50.15" calcext:value-type="float">
            <text:p>50,15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2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float" office:value="50.15" calcext:value-type="float">
            <text:p>50,15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2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0.15" calcext:value-type="float">
            <text:p>50,15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2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50.15" calcext:value-type="float">
            <text:p>50,15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2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50.15" calcext:value-type="float">
            <text:p>50,15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2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float" office:value="50.15" calcext:value-type="float">
            <text:p>50,15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3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50.15" calcext:value-type="float">
            <text:p>50,15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3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50.15" calcext:value-type="float">
            <text:p>50,15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3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0.15" calcext:value-type="float">
            <text:p>50,15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3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0.15" calcext:value-type="float">
            <text:p>50,15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3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0.15" calcext:value-type="float">
            <text:p>50,15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4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0.15" calcext:value-type="float">
            <text:p>50,15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4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0.15" calcext:value-type="float">
            <text:p>50,15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4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50.15" calcext:value-type="float">
            <text:p>50,15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47</text:p>
          </table:table-cell>
          <table:table-cell office:value-type="float" office:value="700" calcext:value-type="float">
            <text:p>7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float" office:value="50.15" calcext:value-type="float">
            <text:p>50,15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4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0.15" calcext:value-type="float">
            <text:p>50,15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5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0.15" calcext:value-type="float">
            <text:p>50,15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5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0.15" calcext:value-type="float">
            <text:p>50,15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5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0.15" calcext:value-type="float">
            <text:p>50,15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5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0.15" calcext:value-type="float">
            <text:p>50,15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0:5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0.15" calcext:value-type="float">
            <text:p>50,15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0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0.15" calcext:value-type="float">
            <text:p>50,1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0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0.15" calcext:value-type="float">
            <text:p>50,15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0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50.15" calcext:value-type="float">
            <text:p>50,15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0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50.15" calcext:value-type="float">
            <text:p>50,15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1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0.15" calcext:value-type="float">
            <text:p>50,15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12</text:p>
          </table:table-cell>
          <table:table-cell office:value-type="float" office:value="700" calcext:value-type="float">
            <text:p>7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0.15" calcext:value-type="float">
            <text:p>50,15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1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0.15" calcext:value-type="float">
            <text:p>50,15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1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0.15" calcext:value-type="float">
            <text:p>50,15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1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0.15" calcext:value-type="float">
            <text:p>50,15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2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50.15" calcext:value-type="float">
            <text:p>50,15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2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0.15" calcext:value-type="float">
            <text:p>50,15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2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0.15" calcext:value-type="float">
            <text:p>50,15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26</text:p>
          </table:table-cell>
          <table:table-cell office:value-type="float" office:value="600" calcext:value-type="float">
            <text:p>6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0.15" calcext:value-type="float">
            <text:p>50,15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2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50.15" calcext:value-type="float">
            <text:p>50,15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3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50.15" calcext:value-type="float">
            <text:p>50,15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3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0.15" calcext:value-type="float">
            <text:p>50,15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3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0.15" calcext:value-type="float">
            <text:p>50,15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36</text:p>
          </table:table-cell>
          <table:table-cell office:value-type="float" office:value="600" calcext:value-type="float">
            <text:p>60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50.15" calcext:value-type="float">
            <text:p>50,15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3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0.15" calcext:value-type="float">
            <text:p>50,15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4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0.15" calcext:value-type="float">
            <text:p>50,15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4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50.15" calcext:value-type="float">
            <text:p>50,15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4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0.15" calcext:value-type="float">
            <text:p>50,15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4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0.15" calcext:value-type="float">
            <text:p>50,15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4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0.15" calcext:value-type="float">
            <text:p>50,15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5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50.15" calcext:value-type="float">
            <text:p>50,15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5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0.15" calcext:value-type="float">
            <text:p>50,15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5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50.15" calcext:value-type="float">
            <text:p>50,15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57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50.15" calcext:value-type="float">
            <text:p>50,15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1:5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0.15" calcext:value-type="float">
            <text:p>50,15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2:0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50.15" calcext:value-type="float">
            <text:p>50,15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2:03</text:p>
          </table:table-cell>
          <table:table-cell office:value-type="float" office:value="700" calcext:value-type="float">
            <text:p>7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50.15" calcext:value-type="float">
            <text:p>50,15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2:05</text:p>
          </table:table-cell>
          <table:table-cell office:value-type="float" office:value="600" calcext:value-type="float">
            <text:p>60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0.15" calcext:value-type="float">
            <text:p>50,15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2:07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50.15" calcext:value-type="float">
            <text:p>50,15</text:p>
          </table:table-cell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2:0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0.15" calcext:value-type="float">
            <text:p>50,15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2:1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50.15" calcext:value-type="float">
            <text:p>50,15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2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50.15" calcext:value-type="float">
            <text:p>50,15</text:p>
          </table:table-cell>
          <table:table-cell office:value-type="float" office:value="442" calcext:value-type="float">
            <text:p>442</text:p>
          </table:table-cell>
          <table:table-cell office:value-type="float" office:value="149" calcext:value-type="float">
            <text:p>1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10:32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float" office:value="50.15" calcext:value-type="float">
            <text:p>50,15</text:p>
          </table:table-cell>
          <table:table-cell office:value-type="float" office:value="436" calcext:value-type="float">
            <text:p>436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:32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50.15" calcext:value-type="float">
            <text:p>50,15</text:p>
          </table:table-cell>
          <table:table-cell office:value-type="float" office:value="423" calcext:value-type="float">
            <text:p>4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2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50.15" calcext:value-type="float">
            <text:p>50,15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2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50.15" calcext:value-type="float">
            <text:p>50,15</text:p>
          </table:table-cell>
          <table:table-cell office:value-type="float" office:value="432" calcext:value-type="float">
            <text:p>43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2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float" office:value="50.15" calcext:value-type="float">
            <text:p>50,15</text:p>
          </table:table-cell>
          <table:table-cell office:value-type="float" office:value="422" calcext:value-type="float">
            <text:p>4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2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float" office:value="50.15" calcext:value-type="float">
            <text:p>50,15</text:p>
          </table:table-cell>
          <table:table-cell office:value-type="float" office:value="452" calcext:value-type="float">
            <text:p>45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2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50.15" calcext:value-type="float">
            <text:p>50,15</text:p>
          </table:table-cell>
          <table:table-cell office:value-type="float" office:value="422" calcext:value-type="float">
            <text:p>4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2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float" office:value="50.15" calcext:value-type="float">
            <text:p>50,15</text:p>
          </table:table-cell>
          <table:table-cell office:value-type="float" office:value="432" calcext:value-type="float">
            <text:p>43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2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50.15" calcext:value-type="float">
            <text:p>50,15</text:p>
          </table:table-cell>
          <table:table-cell office:value-type="float" office:value="422" calcext:value-type="float">
            <text:p>4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2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50.15" calcext:value-type="float">
            <text:p>50,15</text:p>
          </table:table-cell>
          <table:table-cell office:value-type="float" office:value="422" calcext:value-type="float">
            <text:p>4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2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50.15" calcext:value-type="float">
            <text:p>50,15</text:p>
          </table:table-cell>
          <table:table-cell office:value-type="float" office:value="435" calcext:value-type="float">
            <text:p>43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2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50.15" calcext:value-type="float">
            <text:p>50,15</text:p>
          </table:table-cell>
          <table:table-cell office:value-type="float" office:value="422" calcext:value-type="float">
            <text:p>4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2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50.15" calcext:value-type="float">
            <text:p>50,15</text:p>
          </table:table-cell>
          <table:table-cell office:value-type="float" office:value="419" calcext:value-type="float">
            <text:p>41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2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50.15" calcext:value-type="float">
            <text:p>50,15</text:p>
          </table:table-cell>
          <table:table-cell office:value-type="float" office:value="434" calcext:value-type="float">
            <text:p>43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3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.15" calcext:value-type="float">
            <text:p>50,15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3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50.15" calcext:value-type="float">
            <text:p>50,15</text:p>
          </table:table-cell>
          <table:table-cell office:value-type="float" office:value="424" calcext:value-type="float">
            <text:p>42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3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50.15" calcext:value-type="float">
            <text:p>50,15</text:p>
          </table:table-cell>
          <table:table-cell office:value-type="float" office:value="433" calcext:value-type="float">
            <text:p>4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3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.63" calcext:value-type="float">
            <text:p>50,63</text:p>
          </table:table-cell>
          <table:table-cell office:value-type="float" office:value="456" calcext:value-type="float">
            <text:p>45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3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50.63" calcext:value-type="float">
            <text:p>50,63</text:p>
          </table:table-cell>
          <table:table-cell office:value-type="float" office:value="421" calcext:value-type="float">
            <text:p>4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3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.63" calcext:value-type="float">
            <text:p>50,63</text:p>
          </table:table-cell>
          <table:table-cell office:value-type="float" office:value="435" calcext:value-type="float">
            <text:p>43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3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.61" calcext:value-type="float">
            <text:p>51,61</text:p>
          </table:table-cell>
          <table:table-cell office:value-type="float" office:value="419" calcext:value-type="float">
            <text:p>41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3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63" calcext:value-type="float">
            <text:p>50,63</text:p>
          </table:table-cell>
          <table:table-cell office:value-type="float" office:value="51.61" calcext:value-type="float">
            <text:p>51,61</text:p>
          </table:table-cell>
          <table:table-cell office:value-type="float" office:value="423" calcext:value-type="float">
            <text:p>4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3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12" calcext:value-type="float">
            <text:p>51,12</text:p>
          </table:table-cell>
          <table:table-cell office:value-type="float" office:value="51.61" calcext:value-type="float">
            <text:p>51,61</text:p>
          </table:table-cell>
          <table:table-cell office:value-type="float" office:value="434" calcext:value-type="float">
            <text:p>43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3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.09" calcext:value-type="float">
            <text:p>52,09</text:p>
          </table:table-cell>
          <table:table-cell office:value-type="float" office:value="422" calcext:value-type="float">
            <text:p>4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3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63" calcext:value-type="float">
            <text:p>50,63</text:p>
          </table:table-cell>
          <table:table-cell office:value-type="float" office:value="52.09" calcext:value-type="float">
            <text:p>52,09</text:p>
          </table:table-cell>
          <table:table-cell office:value-type="float" office:value="422" calcext:value-type="float">
            <text:p>4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3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12" calcext:value-type="float">
            <text:p>51,12</text:p>
          </table:table-cell>
          <table:table-cell office:value-type="float" office:value="52.09" calcext:value-type="float">
            <text:p>52,09</text:p>
          </table:table-cell>
          <table:table-cell office:value-type="float" office:value="423" calcext:value-type="float">
            <text:p>42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3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12" calcext:value-type="float">
            <text:p>51,12</text:p>
          </table:table-cell>
          <table:table-cell office:value-type="float" office:value="52.09" calcext:value-type="float">
            <text:p>52,09</text:p>
          </table:table-cell>
          <table:table-cell office:value-type="float" office:value="432" calcext:value-type="float">
            <text:p>43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3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12" calcext:value-type="float">
            <text:p>51,12</text:p>
          </table:table-cell>
          <table:table-cell office:value-type="float" office:value="52.09" calcext:value-type="float">
            <text:p>52,09</text:p>
          </table:table-cell>
          <table:table-cell office:value-type="float" office:value="422" calcext:value-type="float">
            <text:p>4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3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12" calcext:value-type="float">
            <text:p>51,12</text:p>
          </table:table-cell>
          <table:table-cell office:value-type="float" office:value="52.09" calcext:value-type="float">
            <text:p>52,09</text:p>
          </table:table-cell>
          <table:table-cell office:value-type="float" office:value="419" calcext:value-type="float">
            <text:p>4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3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.07" calcext:value-type="float">
            <text:p>53,07</text:p>
          </table:table-cell>
          <table:table-cell office:value-type="float" office:value="435" calcext:value-type="float">
            <text:p>43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3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61" calcext:value-type="float">
            <text:p>51,61</text:p>
          </table:table-cell>
          <table:table-cell office:value-type="float" office:value="53.07" calcext:value-type="float">
            <text:p>53,07</text:p>
          </table:table-cell>
          <table:table-cell office:value-type="float" office:value="443" calcext:value-type="float">
            <text:p>44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3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58" calcext:value-type="float">
            <text:p>52,58</text:p>
          </table:table-cell>
          <table:table-cell office:value-type="float" office:value="53.07" calcext:value-type="float">
            <text:p>53,07</text:p>
          </table:table-cell>
          <table:table-cell office:value-type="float" office:value="421" calcext:value-type="float">
            <text:p>4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4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.07" calcext:value-type="float">
            <text:p>53,07</text:p>
          </table:table-cell>
          <table:table-cell office:value-type="float" office:value="432" calcext:value-type="float">
            <text:p>43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4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58" calcext:value-type="float">
            <text:p>52,58</text:p>
          </table:table-cell>
          <table:table-cell office:value-type="float" office:value="53.07" calcext:value-type="float">
            <text:p>53,07</text:p>
          </table:table-cell>
          <table:table-cell office:value-type="float" office:value="423" calcext:value-type="float">
            <text:p>4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4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09" calcext:value-type="float">
            <text:p>52,09</text:p>
          </table:table-cell>
          <table:table-cell office:value-type="float" office:value="53.07" calcext:value-type="float">
            <text:p>53,07</text:p>
          </table:table-cell>
          <table:table-cell office:value-type="float" office:value="422" calcext:value-type="float">
            <text:p>4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4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61" calcext:value-type="float">
            <text:p>51,61</text:p>
          </table:table-cell>
          <table:table-cell office:value-type="float" office:value="53.07" calcext:value-type="float">
            <text:p>53,07</text:p>
          </table:table-cell>
          <table:table-cell office:value-type="float" office:value="435" calcext:value-type="float">
            <text:p>4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4:1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61" calcext:value-type="float">
            <text:p>51,61</text:p>
          </table:table-cell>
          <table:table-cell office:value-type="float" office:value="53.07" calcext:value-type="float">
            <text:p>53,07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4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61" calcext:value-type="float">
            <text:p>51,61</text:p>
          </table:table-cell>
          <table:table-cell office:value-type="float" office:value="53.07" calcext:value-type="float">
            <text:p>53,07</text:p>
          </table:table-cell>
          <table:table-cell office:value-type="float" office:value="423" calcext:value-type="float">
            <text:p>42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4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09" calcext:value-type="float">
            <text:p>52,09</text:p>
          </table:table-cell>
          <table:table-cell office:value-type="float" office:value="53.07" calcext:value-type="float">
            <text:p>53,07</text:p>
          </table:table-cell>
          <table:table-cell office:value-type="float" office:value="433" calcext:value-type="float">
            <text:p>4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4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09" calcext:value-type="float">
            <text:p>52,09</text:p>
          </table:table-cell>
          <table:table-cell office:value-type="float" office:value="53.07" calcext:value-type="float">
            <text:p>53,07</text:p>
          </table:table-cell>
          <table:table-cell office:value-type="float" office:value="423" calcext:value-type="float">
            <text:p>42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4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58" calcext:value-type="float">
            <text:p>52,58</text:p>
          </table:table-cell>
          <table:table-cell office:value-type="float" office:value="53.07" calcext:value-type="float">
            <text:p>53,07</text:p>
          </table:table-cell>
          <table:table-cell office:value-type="float" office:value="421" calcext:value-type="float">
            <text:p>4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4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58" calcext:value-type="float">
            <text:p>52,58</text:p>
          </table:table-cell>
          <table:table-cell office:value-type="float" office:value="53.07" calcext:value-type="float">
            <text:p>53,07</text:p>
          </table:table-cell>
          <table:table-cell office:value-type="float" office:value="435" calcext:value-type="float">
            <text:p>43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4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09" calcext:value-type="float">
            <text:p>52,09</text:p>
          </table:table-cell>
          <table:table-cell office:value-type="float" office:value="53.07" calcext:value-type="float">
            <text:p>53,07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4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.04" calcext:value-type="float">
            <text:p>54,04</text:p>
          </table:table-cell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4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.04" calcext:value-type="float">
            <text:p>54,04</text:p>
          </table:table-cell>
          <table:table-cell office:value-type="float" office:value="434" calcext:value-type="float">
            <text:p>43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4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4.04" calcext:value-type="float">
            <text:p>54,04</text:p>
          </table:table-cell>
          <table:table-cell office:value-type="float" office:value="422" calcext:value-type="float">
            <text:p>4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4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4.04" calcext:value-type="float">
            <text:p>54,04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4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54.04" calcext:value-type="float">
            <text:p>54,04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4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54.04" calcext:value-type="float">
            <text:p>54,04</text:p>
          </table:table-cell>
          <table:table-cell office:value-type="float" office:value="431" calcext:value-type="float">
            <text:p>4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4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54.04" calcext:value-type="float">
            <text:p>54,04</text:p>
          </table:table-cell>
          <table:table-cell office:value-type="float" office:value="422" calcext:value-type="float">
            <text:p>4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4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4.04" calcext:value-type="float">
            <text:p>54,04</text:p>
          </table:table-cell>
          <table:table-cell office:value-type="float" office:value="419" calcext:value-type="float">
            <text:p>4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5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.04" calcext:value-type="float">
            <text:p>54,04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5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58" calcext:value-type="float">
            <text:p>52,58</text:p>
          </table:table-cell>
          <table:table-cell office:value-type="float" office:value="54.04" calcext:value-type="float">
            <text:p>54,04</text:p>
          </table:table-cell>
          <table:table-cell office:value-type="float" office:value="423" calcext:value-type="float">
            <text:p>42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5:0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54.04" calcext:value-type="float">
            <text:p>54,04</text:p>
          </table:table-cell>
          <table:table-cell office:value-type="float" office:value="420" calcext:value-type="float">
            <text:p>4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5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4.04" calcext:value-type="float">
            <text:p>54,04</text:p>
          </table:table-cell>
          <table:table-cell office:value-type="float" office:value="436" calcext:value-type="float">
            <text:p>4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5:1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54.04" calcext:value-type="float">
            <text:p>54,04</text:p>
          </table:table-cell>
          <table:table-cell office:value-type="float" office:value="454" calcext:value-type="float">
            <text:p>45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5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54.04" calcext:value-type="float">
            <text:p>54,04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5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58" calcext:value-type="float">
            <text:p>52,58</text:p>
          </table:table-cell>
          <table:table-cell office:value-type="float" office:value="54.04" calcext:value-type="float">
            <text:p>54,04</text:p>
          </table:table-cell>
          <table:table-cell office:value-type="float" office:value="437" calcext:value-type="float">
            <text:p>43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5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54.04" calcext:value-type="float">
            <text:p>54,04</text:p>
          </table:table-cell>
          <table:table-cell office:value-type="float" office:value="422" calcext:value-type="float">
            <text:p>4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5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54.04" calcext:value-type="float">
            <text:p>54,04</text:p>
          </table:table-cell>
          <table:table-cell office:value-type="float" office:value="424" calcext:value-type="float">
            <text:p>42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5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4.04" calcext:value-type="float">
            <text:p>54,04</text:p>
          </table:table-cell>
          <table:table-cell office:value-type="float" office:value="432" calcext:value-type="float">
            <text:p>43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5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4.04" calcext:value-type="float">
            <text:p>54,04</text:p>
          </table:table-cell>
          <table:table-cell office:value-type="float" office:value="422" calcext:value-type="float">
            <text:p>4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5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54.04" calcext:value-type="float">
            <text:p>54,04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5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.04" calcext:value-type="float">
            <text:p>54,04</text:p>
          </table:table-cell>
          <table:table-cell office:value-type="float" office:value="440" calcext:value-type="float">
            <text:p>44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5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4.04" calcext:value-type="float">
            <text:p>54,04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5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.04" calcext:value-type="float">
            <text:p>54,04</text:p>
          </table:table-cell>
          <table:table-cell office:value-type="float" office:value="422" calcext:value-type="float">
            <text:p>4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5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54.04" calcext:value-type="float">
            <text:p>54,04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5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4.04" calcext:value-type="float">
            <text:p>54,04</text:p>
          </table:table-cell>
          <table:table-cell office:value-type="float" office:value="438" calcext:value-type="float">
            <text:p>43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5:5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.04" calcext:value-type="float">
            <text:p>54,04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5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4.04" calcext:value-type="float">
            <text:p>54,04</text:p>
          </table:table-cell>
          <table:table-cell office:value-type="float" office:value="423" calcext:value-type="float">
            <text:p>42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6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4.04" calcext:value-type="float">
            <text:p>54,04</text:p>
          </table:table-cell>
          <table:table-cell office:value-type="float" office:value="434" calcext:value-type="float">
            <text:p>43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6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.04" calcext:value-type="float">
            <text:p>54,04</text:p>
          </table:table-cell>
          <table:table-cell office:value-type="float" office:value="422" calcext:value-type="float">
            <text:p>42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6:0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54.04" calcext:value-type="float">
            <text:p>54,04</text:p>
          </table:table-cell>
          <table:table-cell office:value-type="float" office:value="421" calcext:value-type="float">
            <text:p>4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6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58" calcext:value-type="float">
            <text:p>52,58</text:p>
          </table:table-cell>
          <table:table-cell office:value-type="float" office:value="54.04" calcext:value-type="float">
            <text:p>54,04</text:p>
          </table:table-cell>
          <table:table-cell office:value-type="float" office:value="438" calcext:value-type="float">
            <text:p>43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6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4.04" calcext:value-type="float">
            <text:p>54,04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6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4.04" calcext:value-type="float">
            <text:p>54,04</text:p>
          </table:table-cell>
          <table:table-cell office:value-type="float" office:value="422" calcext:value-type="float">
            <text:p>4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6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54.04" calcext:value-type="float">
            <text:p>54,04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6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4.04" calcext:value-type="float">
            <text:p>54,04</text:p>
          </table:table-cell>
          <table:table-cell office:value-type="float" office:value="421" calcext:value-type="float">
            <text:p>4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6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54.04" calcext:value-type="float">
            <text:p>54,04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6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.53" calcext:value-type="float">
            <text:p>54,53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6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.53" calcext:value-type="float">
            <text:p>54,53</text:p>
          </table:table-cell>
          <table:table-cell office:value-type="float" office:value="420" calcext:value-type="float">
            <text:p>4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6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4.53" calcext:value-type="float">
            <text:p>54,53</text:p>
          </table:table-cell>
          <table:table-cell office:value-type="float" office:value="453" calcext:value-type="float">
            <text:p>45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6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4.53" calcext:value-type="float">
            <text:p>54,53</text:p>
          </table:table-cell>
          <table:table-cell office:value-type="float" office:value="431" calcext:value-type="float">
            <text:p>4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6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4.53" calcext:value-type="float">
            <text:p>54,53</text:p>
          </table:table-cell>
          <table:table-cell office:value-type="float" office:value="424" calcext:value-type="float">
            <text:p>42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6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4.53" calcext:value-type="float">
            <text:p>54,53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6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4.53" calcext:value-type="float">
            <text:p>54,53</text:p>
          </table:table-cell>
          <table:table-cell office:value-type="float" office:value="433" calcext:value-type="float">
            <text:p>4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6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4.53" calcext:value-type="float">
            <text:p>54,53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6:5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54.53" calcext:value-type="float">
            <text:p>54,53</text:p>
          </table:table-cell>
          <table:table-cell office:value-type="float" office:value="427" calcext:value-type="float">
            <text:p>427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6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4.53" calcext:value-type="float">
            <text:p>54,53</text:p>
          </table:table-cell>
          <table:table-cell office:value-type="float" office:value="420" calcext:value-type="float">
            <text:p>42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7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54.53" calcext:value-type="float">
            <text:p>54,53</text:p>
          </table:table-cell>
          <table:table-cell office:value-type="float" office:value="435" calcext:value-type="float">
            <text:p>43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7:0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.53" calcext:value-type="float">
            <text:p>54,53</text:p>
          </table:table-cell>
          <table:table-cell office:value-type="float" office:value="423" calcext:value-type="float">
            <text:p>4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7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.53" calcext:value-type="float">
            <text:p>54,53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7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54.53" calcext:value-type="float">
            <text:p>54,53</text:p>
          </table:table-cell>
          <table:table-cell office:value-type="float" office:value="431" calcext:value-type="float">
            <text:p>4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7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54.53" calcext:value-type="float">
            <text:p>54,53</text:p>
          </table:table-cell>
          <table:table-cell office:value-type="float" office:value="453" calcext:value-type="float">
            <text:p>45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7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4.53" calcext:value-type="float">
            <text:p>54,53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7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54.53" calcext:value-type="float">
            <text:p>54,53</text:p>
          </table:table-cell>
          <table:table-cell office:value-type="float" office:value="434" calcext:value-type="float">
            <text:p>43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7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4.53" calcext:value-type="float">
            <text:p>54,53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7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4.53" calcext:value-type="float">
            <text:p>54,53</text:p>
          </table:table-cell>
          <table:table-cell office:value-type="float" office:value="421" calcext:value-type="float">
            <text:p>4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7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.5" calcext:value-type="float">
            <text:p>55,5</text:p>
          </table:table-cell>
          <table:table-cell office:value-type="float" office:value="440" calcext:value-type="float">
            <text:p>44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7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55.5" calcext:value-type="float">
            <text:p>55,5</text:p>
          </table:table-cell>
          <table:table-cell office:value-type="float" office:value="419" calcext:value-type="float">
            <text:p>41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7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5.5" calcext:value-type="float">
            <text:p>55,5</text:p>
          </table:table-cell>
          <table:table-cell office:value-type="float" office:value="423" calcext:value-type="float">
            <text:p>4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7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5.5" calcext:value-type="float">
            <text:p>55,5</text:p>
          </table:table-cell>
          <table:table-cell office:value-type="float" office:value="434" calcext:value-type="float">
            <text:p>43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7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55.5" calcext:value-type="float">
            <text:p>55,5</text:p>
          </table:table-cell>
          <table:table-cell office:value-type="float" office:value="422" calcext:value-type="float">
            <text:p>4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7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55.5" calcext:value-type="float">
            <text:p>55,5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7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55.5" calcext:value-type="float">
            <text:p>55,5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7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55.5" calcext:value-type="float">
            <text:p>55,5</text:p>
          </table:table-cell>
          <table:table-cell office:value-type="float" office:value="419" calcext:value-type="float">
            <text:p>4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7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55.5" calcext:value-type="float">
            <text:p>55,5</text:p>
          </table:table-cell>
          <table:table-cell office:value-type="float" office:value="443" calcext:value-type="float">
            <text:p>44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7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55.5" calcext:value-type="float">
            <text:p>55,5</text:p>
          </table:table-cell>
          <table:table-cell office:value-type="float" office:value="432" calcext:value-type="float">
            <text:p>43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8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55.5" calcext:value-type="float">
            <text:p>55,5</text:p>
          </table:table-cell>
          <table:table-cell office:value-type="float" office:value="423" calcext:value-type="float">
            <text:p>42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8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55.5" calcext:value-type="float">
            <text:p>55,5</text:p>
          </table:table-cell>
          <table:table-cell office:value-type="float" office:value="423" calcext:value-type="float">
            <text:p>42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8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55.5" calcext:value-type="float">
            <text:p>55,5</text:p>
          </table:table-cell>
          <table:table-cell office:value-type="float" office:value="420" calcext:value-type="float">
            <text:p>4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8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5.5" calcext:value-type="float">
            <text:p>55,5</text:p>
          </table:table-cell>
          <table:table-cell office:value-type="float" office:value="435" calcext:value-type="float">
            <text:p>435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8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55.5" calcext:value-type="float">
            <text:p>55,5</text:p>
          </table:table-cell>
          <table:table-cell office:value-type="float" office:value="422" calcext:value-type="float">
            <text:p>4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8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55.5" calcext:value-type="float">
            <text:p>55,5</text:p>
          </table:table-cell>
          <table:table-cell office:value-type="float" office:value="419" calcext:value-type="float">
            <text:p>41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8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55.5" calcext:value-type="float">
            <text:p>55,5</text:p>
          </table:table-cell>
          <table:table-cell office:value-type="float" office:value="435" calcext:value-type="float">
            <text:p>43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8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5.5" calcext:value-type="float">
            <text:p>55,5</text:p>
          </table:table-cell>
          <table:table-cell office:value-type="float" office:value="422" calcext:value-type="float">
            <text:p>4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8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55.5" calcext:value-type="float">
            <text:p>55,5</text:p>
          </table:table-cell>
          <table:table-cell office:value-type="float" office:value="422" calcext:value-type="float">
            <text:p>4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8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5.5" calcext:value-type="float">
            <text:p>55,5</text:p>
          </table:table-cell>
          <table:table-cell office:value-type="float" office:value="461" calcext:value-type="float">
            <text:p>46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8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5.5" calcext:value-type="float">
            <text:p>55,5</text:p>
          </table:table-cell>
          <table:table-cell office:value-type="float" office:value="422" calcext:value-type="float">
            <text:p>4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8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55.5" calcext:value-type="float">
            <text:p>55,5</text:p>
          </table:table-cell>
          <table:table-cell office:value-type="float" office:value="422" calcext:value-type="float">
            <text:p>4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8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5.5" calcext:value-type="float">
            <text:p>55,5</text:p>
          </table:table-cell>
          <table:table-cell office:value-type="float" office:value="438" calcext:value-type="float">
            <text:p>4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8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55.5" calcext:value-type="float">
            <text:p>55,5</text:p>
          </table:table-cell>
          <table:table-cell office:value-type="float" office:value="423" calcext:value-type="float">
            <text:p>42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8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5.5" calcext:value-type="float">
            <text:p>55,5</text:p>
          </table:table-cell>
          <table:table-cell office:value-type="float" office:value="423" calcext:value-type="float">
            <text:p>4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8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55.5" calcext:value-type="float">
            <text:p>55,5</text:p>
          </table:table-cell>
          <table:table-cell office:value-type="float" office:value="434" calcext:value-type="float">
            <text:p>43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8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55.5" calcext:value-type="float">
            <text:p>55,5</text:p>
          </table:table-cell>
          <table:table-cell office:value-type="float" office:value="424" calcext:value-type="float">
            <text:p>4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8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55.5" calcext:value-type="float">
            <text:p>55,5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8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55.5" calcext:value-type="float">
            <text:p>55,5</text:p>
          </table:table-cell>
          <table:table-cell office:value-type="float" office:value="422" calcext:value-type="float">
            <text:p>4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55.5" calcext:value-type="float">
            <text:p>55,5</text:p>
          </table:table-cell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55.5" calcext:value-type="float">
            <text:p>55,5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55.5" calcext:value-type="float">
            <text:p>55,5</text:p>
          </table:table-cell>
          <table:table-cell office:value-type="float" office:value="419" calcext:value-type="float">
            <text:p>4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55.5" calcext:value-type="float">
            <text:p>55,5</text:p>
          </table:table-cell>
          <table:table-cell office:value-type="float" office:value="451" calcext:value-type="float">
            <text:p>45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:39:1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55.5" calcext:value-type="float">
            <text:p>55,5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1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float" office:value="55.5" calcext:value-type="float">
            <text:p>55,5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1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5.76" calcext:value-type="float">
            <text:p>45,76</text:p>
          </table:table-cell>
          <table:table-cell office:value-type="float" office:value="55.5" calcext:value-type="float">
            <text:p>55,5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0:39:2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55.5" calcext:value-type="float">
            <text:p>55,5</text:p>
          </table:table-cell>
          <table:table-cell office:value-type="float" office:value="123" calcext:value-type="float">
            <text:p>12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2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55.5" calcext:value-type="float">
            <text:p>55,5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2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55.5" calcext:value-type="float">
            <text:p>55,5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2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55.5" calcext:value-type="float">
            <text:p>55,5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2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float" office:value="55.5" calcext:value-type="float">
            <text:p>55,5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3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float" office:value="55.5" calcext:value-type="float">
            <text:p>55,5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3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55.5" calcext:value-type="float">
            <text:p>55,5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3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55.5" calcext:value-type="float">
            <text:p>55,5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36</text:p>
          </table:table-cell>
          <table:table-cell office:value-type="float" office:value="600" calcext:value-type="float">
            <text:p>60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55.5" calcext:value-type="float">
            <text:p>55,5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3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55.5" calcext:value-type="float">
            <text:p>55,5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4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55.5" calcext:value-type="float">
            <text:p>55,5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4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55.5" calcext:value-type="float">
            <text:p>55,5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4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55.5" calcext:value-type="float">
            <text:p>55,5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4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55.5" calcext:value-type="float">
            <text:p>55,5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4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55.5" calcext:value-type="float">
            <text:p>55,5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5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55.5" calcext:value-type="float">
            <text:p>55,5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5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55.5" calcext:value-type="float">
            <text:p>55,5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55</text:p>
          </table:table-cell>
          <table:table-cell office:value-type="float" office:value="700" calcext:value-type="float">
            <text:p>7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5.5" calcext:value-type="float">
            <text:p>55,5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57</text:p>
          </table:table-cell>
          <table:table-cell office:value-type="float" office:value="600" calcext:value-type="float">
            <text:p>6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55.5" calcext:value-type="float">
            <text:p>55,5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39:5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5.5" calcext:value-type="float">
            <text:p>55,5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0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5.5" calcext:value-type="float">
            <text:p>55,5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0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5.5" calcext:value-type="float">
            <text:p>55,5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0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5.5" calcext:value-type="float">
            <text:p>55,5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0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55.5" calcext:value-type="float">
            <text:p>55,5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0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55.5" calcext:value-type="float">
            <text:p>55,5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1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float" office:value="55.5" calcext:value-type="float">
            <text:p>55,5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1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55.5" calcext:value-type="float">
            <text:p>55,5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1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55.5" calcext:value-type="float">
            <text:p>55,5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1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float" office:value="55.5" calcext:value-type="float">
            <text:p>55,5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2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55.5" calcext:value-type="float">
            <text:p>55,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2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02" calcext:value-type="float">
            <text:p>36,02</text:p>
          </table:table-cell>
          <table:table-cell office:value-type="float" office:value="55.5" calcext:value-type="float">
            <text:p>55,5</text:p>
          </table:table-cell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2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55.5" calcext:value-type="float">
            <text:p>55,5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2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55.5" calcext:value-type="float">
            <text:p>55,5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2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float" office:value="55.5" calcext:value-type="float">
            <text:p>55,5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30</text:p>
          </table:table-cell>
          <table:table-cell office:value-type="float" office:value="600" calcext:value-type="float">
            <text:p>60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55.5" calcext:value-type="float">
            <text:p>55,5</text:p>
          </table:table-cell>
          <table:table-cell office:value-type="float" office:value="127" calcext:value-type="float">
            <text:p>12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3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float" office:value="55.5" calcext:value-type="float">
            <text:p>55,5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3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float" office:value="55.5" calcext:value-type="float">
            <text:p>55,5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3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55.5" calcext:value-type="float">
            <text:p>55,5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3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float" office:value="55.5" calcext:value-type="float">
            <text:p>55,5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41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55.5" calcext:value-type="float">
            <text:p>55,5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4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float" office:value="55.5" calcext:value-type="float">
            <text:p>55,5</text:p>
          </table:table-cell>
          <table:table-cell office:value-type="float" office:value="140" calcext:value-type="float">
            <text:p>140</text:p>
          </table:table-cell>
          <table:table-cell office:value-type="float" office:value="196" calcext:value-type="float">
            <text:p>19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10:40:4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55.5" calcext:value-type="float">
            <text:p>55,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0:40:4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55.5" calcext:value-type="float">
            <text:p>55,5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4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55.5" calcext:value-type="float">
            <text:p>55,5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5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float" office:value="55.5" calcext:value-type="float">
            <text:p>55,5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5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5.5" calcext:value-type="float">
            <text:p>55,5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5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5.5" calcext:value-type="float">
            <text:p>55,5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5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5.5" calcext:value-type="float">
            <text:p>55,5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0:5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55.5" calcext:value-type="float">
            <text:p>55,5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0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5.5" calcext:value-type="float">
            <text:p>55,5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0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5.5" calcext:value-type="float">
            <text:p>55,5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0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54" calcext:value-type="float">
            <text:p>35,54</text:p>
          </table:table-cell>
          <table:table-cell office:value-type="float" office:value="55.5" calcext:value-type="float">
            <text:p>55,5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0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5.5" calcext:value-type="float">
            <text:p>55,5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1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5.5" calcext:value-type="float">
            <text:p>55,5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1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55.5" calcext:value-type="float">
            <text:p>55,5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1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55.5" calcext:value-type="float">
            <text:p>55,5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1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62" calcext:value-type="float">
            <text:p>32,62</text:p>
          </table:table-cell>
          <table:table-cell office:value-type="float" office:value="55.5" calcext:value-type="float">
            <text:p>55,5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1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5.5" calcext:value-type="float">
            <text:p>55,5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2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5.5" calcext:value-type="float">
            <text:p>55,5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2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5.5" calcext:value-type="float">
            <text:p>55,5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2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5.5" calcext:value-type="float">
            <text:p>55,5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2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05" calcext:value-type="float">
            <text:p>35,05</text:p>
          </table:table-cell>
          <table:table-cell office:value-type="float" office:value="55.5" calcext:value-type="float">
            <text:p>55,5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2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5.5" calcext:value-type="float">
            <text:p>55,5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3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5.5" calcext:value-type="float">
            <text:p>55,5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3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55.5" calcext:value-type="float">
            <text:p>55,5</text:p>
          </table:table-cell>
          <table:table-cell office:value-type="float" office:value="172" calcext:value-type="float">
            <text:p>1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3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55.5" calcext:value-type="float">
            <text:p>55,5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3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5.5" calcext:value-type="float">
            <text:p>55,5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38</text:p>
          </table:table-cell>
          <table:table-cell office:value-type="float" office:value="700" calcext:value-type="float">
            <text:p>7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55.5" calcext:value-type="float">
            <text:p>55,5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40</text:p>
          </table:table-cell>
          <table:table-cell office:value-type="float" office:value="600" calcext:value-type="float">
            <text:p>60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55.5" calcext:value-type="float">
            <text:p>55,5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4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5.5" calcext:value-type="float">
            <text:p>55,5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4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5.5" calcext:value-type="float">
            <text:p>55,5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4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5.5" calcext:value-type="float">
            <text:p>55,5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4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5.5" calcext:value-type="float">
            <text:p>55,5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5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5.5" calcext:value-type="float">
            <text:p>55,5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5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5.5" calcext:value-type="float">
            <text:p>55,5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5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55.5" calcext:value-type="float">
            <text:p>55,5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5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5.5" calcext:value-type="float">
            <text:p>55,5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1:5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55.5" calcext:value-type="float">
            <text:p>55,5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2:0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55.5" calcext:value-type="float">
            <text:p>55,5</text:p>
          </table:table-cell>
          <table:table-cell office:value-type="float" office:value="121" calcext:value-type="float">
            <text:p>12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2:0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55.5" calcext:value-type="float">
            <text:p>55,5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2:0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,08</text:p>
          </table:table-cell>
          <table:table-cell office:value-type="float" office:value="55.5" calcext:value-type="float">
            <text:p>55,5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2:0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5.5" calcext:value-type="float">
            <text:p>55,5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2:0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office:value-type="float" office:value="55.5" calcext:value-type="float">
            <text:p>55,5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42:1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59" calcext:value-type="float">
            <text:p>33,59</text:p>
          </table:table-cell>
          <table:table-cell office:value-type="float" office:value="55.5" calcext:value-type="float">
            <text:p>55,5</text:p>
          </table:table-cell>
          <table:table-cell office:value-type="float" office:value="138" calcext:value-type="float">
            <text:p>13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30T09:14:57.840986232</dc:date>
    <meta:editing-duration>PT12M10S</meta:editing-duration>
    <meta:editing-cycles>3</meta:editing-cycles>
    <meta:generator>LibreOffice/5.1.6.2$Linux_X86_64 LibreOffice_project/10m0$Build-2</meta:generator>
    <meta:document-statistic meta:table-count="1" meta:cell-count="99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952cm" style:legend-expansion="high" chart:style-name="ch2"/>
        <chart:plot-area chart:style-name="ch3" table:cell-range-address="rpi_towerWithFanBlow21C.B1:rpi_towerWithFanBlow21C.B1108 rpi_towerWithFanBlow21C.E1:rpi_towerWithFanBlow21C.E1108" chart:data-source-has-labels="row" svg:x="0.32cm" svg:y="0.18cm" svg:width="12.217cm" svg:height="8.64cm">
          <chartooo:coordinate-region svg:x="0.941cm" svg:y="0.18cm" svg:width="10.604cm" svg:height="7.3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rpi_towerWithFanBlow21C.B3:rpi_towerWithFanBlow21C.B1108" chart:label-cell-address="rpi_towerWithFanBlow21C.B1:rpi_towerWithFanBlow21C.B2" chart:class="chart:line">
            <chart:data-point chart:repeated="1106"/>
          </chart:series>
          <chart:series chart:attached-axis="primary-y" chart:style-name="ch8" chart:values-cell-range-address="rpi_towerWithFanBlow21C.E3:rpi_towerWithFanBlow21C.E1108" chart:label-cell-address="rpi_towerWithFanBlow21C.E1:rpi_towerWithFanBlow21C.E2" chart:class="chart:line">
            <chart:data-point chart:repeated="110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Clock</text:p>
                <text:list>
                  <text:list-item>
                    <text:p>CPU Clock</text:p>
                  </text:list-item>
                  <text:list-item>
                    <text:p/>
                  </text:list-item>
                </text:list>
                <draw:g>
                  <svg:desc>rpi_towerWithFanBlow21C.B1:rpi_towerWithFanBlow21C.B2</svg:desc>
                </draw:g>
              </table:table-cell>
              <table:table-cell office:value-type="string">
                <text:p> ore Te</text:p>
                <text:list>
                  <text:list-item>
                    <text:p> ore Te</text:p>
                  </text:list-item>
                  <text:list-item>
                    <text:p/>
                  </text:list-item>
                </text:list>
                <draw:g>
                  <svg:desc>rpi_towerWithFanBlow21C.E1:rpi_towerWithFanBlow21C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rpi_towerWithFanBlow21C.B3:rpi_towerWithFanBlow21C.B1108</svg:desc>
                </draw:g>
              </table:table-cell>
              <table:table-cell office:value-type="float" office:value="33.1">
                <text:p>33.1</text:p>
                <draw:g>
                  <svg:desc>rpi_towerWithFanBlow21C.E3:rpi_towerWithFanBlow21C.E1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31.64">
                <text:p>31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31.64">
                <text:p>31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">
                <text:p>15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0">
                <text:p>15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">
                <text:p>15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0">
                <text:p>15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0">
                <text:p>15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0">
                <text:p>15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">
                <text:p>15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0">
                <text:p>15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0">
                <text:p>15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">
                <text:p>15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0">
                <text:p>15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00">
                <text:p>15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0">
                <text:p>15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00">
                <text:p>15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00">
                <text:p>15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00">
                <text:p>15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00">
                <text:p>15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00">
                <text:p>15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00">
                <text:p>15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00">
                <text:p>15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0">
                <text:p>7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00">
                <text:p>9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00">
                <text:p>600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00">
                <text:p>600</text:p>
              </table:table-cell>
              <table:table-cell office:value-type="float" office:value="31.64">
                <text:p>31.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00">
                <text:p>600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00">
                <text:p>600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00">
                <text:p>600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00">
                <text:p>600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00">
                <text:p>600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0">
                <text:p>600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0">
                <text:p>15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0">
                <text:p>15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00">
                <text:p>15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00">
                <text:p>15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00">
                <text:p>15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00">
                <text:p>15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00">
                <text:p>15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00">
                <text:p>15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00">
                <text:p>15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00">
                <text:p>15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00">
                <text:p>15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00">
                <text:p>15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00">
                <text:p>15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00">
                <text:p>15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00">
                <text:p>15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00">
                <text:p>6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0">
                <text:p>6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00">
                <text:p>9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00">
                <text:p>600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00">
                <text:p>600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00">
                <text:p>600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00">
                <text:p>15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00">
                <text:p>15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00">
                <text:p>15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00">
                <text:p>15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00">
                <text:p>15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00">
                <text:p>15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00">
                <text:p>1500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00">
                <text:p>15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00">
                <text:p>15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00">
                <text:p>1500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00">
                <text:p>15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00">
                <text:p>1500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00">
                <text:p>1500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00">
                <text:p>15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00">
                <text:p>15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00">
                <text:p>15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00">
                <text:p>15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00">
                <text:p>15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00">
                <text:p>15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500">
                <text:p>15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00">
                <text:p>15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00">
                <text:p>15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00">
                <text:p>15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00">
                <text:p>15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00">
                <text:p>15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00">
                <text:p>15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00">
                <text:p>15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00">
                <text:p>15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500">
                <text:p>15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500">
                <text:p>15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00">
                <text:p>15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00">
                <text:p>15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00">
                <text:p>15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00">
                <text:p>15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00">
                <text:p>15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00">
                <text:p>15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00">
                <text:p>6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00">
                <text:p>6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00">
                <text:p>6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00">
                <text:p>6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00">
                <text:p>6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00">
                <text:p>7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00">
                <text:p>7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00">
                <text:p>9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00">
                <text:p>7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00">
                <text:p>9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00">
                <text:p>15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00">
                <text:p>15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500">
                <text:p>15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500">
                <text:p>15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00">
                <text:p>15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00">
                <text:p>1500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00">
                <text:p>1500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00">
                <text:p>1500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00">
                <text:p>1500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00">
                <text:p>1500</text:p>
              </table:table-cell>
              <table:table-cell office:value-type="float" office:value="51.12">
                <text:p>51.1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00">
                <text:p>1500</text:p>
              </table:table-cell>
              <table:table-cell office:value-type="float" office:value="52.09">
                <text:p>52.0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00">
                <text:p>1500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00">
                <text:p>1500</text:p>
              </table:table-cell>
              <table:table-cell office:value-type="float" office:value="51.12">
                <text:p>51.1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00">
                <text:p>1500</text:p>
              </table:table-cell>
              <table:table-cell office:value-type="float" office:value="51.12">
                <text:p>51.1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00">
                <text:p>1500</text:p>
              </table:table-cell>
              <table:table-cell office:value-type="float" office:value="51.12">
                <text:p>51.1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00">
                <text:p>1500</text:p>
              </table:table-cell>
              <table:table-cell office:value-type="float" office:value="51.12">
                <text:p>51.1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00">
                <text:p>1500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500">
                <text:p>1500</text:p>
              </table:table-cell>
              <table:table-cell office:value-type="float" office:value="52.58">
                <text:p>52.5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00">
                <text:p>1500</text:p>
              </table:table-cell>
              <table:table-cell office:value-type="float" office:value="52.58">
                <text:p>52.5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00">
                <text:p>1500</text:p>
              </table:table-cell>
              <table:table-cell office:value-type="float" office:value="52.09">
                <text:p>52.0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00">
                <text:p>1500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00">
                <text:p>1500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00">
                <text:p>1500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00">
                <text:p>1500</text:p>
              </table:table-cell>
              <table:table-cell office:value-type="float" office:value="52.09">
                <text:p>52.0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00">
                <text:p>1500</text:p>
              </table:table-cell>
              <table:table-cell office:value-type="float" office:value="52.09">
                <text:p>52.0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00">
                <text:p>1500</text:p>
              </table:table-cell>
              <table:table-cell office:value-type="float" office:value="52.58">
                <text:p>52.5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500">
                <text:p>1500</text:p>
              </table:table-cell>
              <table:table-cell office:value-type="float" office:value="52.58">
                <text:p>52.5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00">
                <text:p>1500</text:p>
              </table:table-cell>
              <table:table-cell office:value-type="float" office:value="52.09">
                <text:p>52.0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00">
                <text:p>1500</text:p>
              </table:table-cell>
              <table:table-cell office:value-type="float" office:value="52.58">
                <text:p>52.5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00">
                <text:p>1500</text:p>
              </table:table-cell>
              <table:table-cell office:value-type="float" office:value="52.58">
                <text:p>52.5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00">
                <text:p>1500</text:p>
              </table:table-cell>
              <table:table-cell office:value-type="float" office:value="52.58">
                <text:p>52.5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00">
                <text:p>6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00">
                <text:p>6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00">
                <text:p>600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00">
                <text:p>6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00">
                <text:p>6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600">
                <text:p>6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00">
                <text:p>6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600">
                <text:p>6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600">
                <text:p>6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00">
                <text:p>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00">
                <text:p>600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00">
                <text:p>9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00">
                <text:p>600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600">
                <text:p>600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00">
                <text:p>60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700">
                <text:p>7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00">
                <text:p>600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00">
                <text:p>60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00">
                <text:p>6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00">
                <text:p>600</text:p>
              </table:table-cell>
              <table:table-cell office:value-type="float" office:value="33.59">
                <text:p>33.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